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/>
    <style:font-face style:name="Bitstream Vera Sans Mono1" svg:font-family="'Bitstream Vera Sans Mono'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 style:font-pitch="variable"/>
  </office:font-face-decls>
  <office:automatic-styles>
    <style:style style:name="P1" style:family="paragraph" style:parent-style-name="Footnote">
      <style:text-properties officeooo:rsid="03efb27e" officeooo:paragraph-rsid="03efb27e"/>
    </style:style>
    <style:style style:name="P2" style:family="paragraph" style:parent-style-name="Footnote">
      <style:text-properties officeooo:paragraph-rsid="040478e2"/>
    </style:style>
    <style:style style:name="P3" style:family="paragraph" style:parent-style-name="Footnote">
      <style:paragraph-properties fo:text-align="justify" style:justify-single-word="false"/>
      <style:text-properties officeooo:paragraph-rsid="0472abdb"/>
    </style:style>
    <style:style style:name="P4" style:family="paragraph" style:parent-style-name="Footnote">
      <style:text-properties officeooo:rsid="0473cc53" officeooo:paragraph-rsid="0473cc53"/>
    </style:style>
    <style:style style:name="P5" style:family="paragraph" style:parent-style-name="Footnote">
      <style:text-properties officeooo:rsid="04ddd6f2" officeooo:paragraph-rsid="04ddd6f2"/>
    </style:style>
    <style:style style:name="P6" style:family="paragraph" style:parent-style-name="Footnote">
      <style:text-properties officeooo:paragraph-rsid="04ea6956"/>
    </style:style>
    <style:style style:name="P7" style:family="paragraph" style:parent-style-name="Footnote">
      <style:text-properties officeooo:paragraph-rsid="0495fa7b"/>
    </style:style>
    <style:style style:name="P8" style:family="paragraph" style:parent-style-name="Footnote">
      <style:text-properties officeooo:rsid="053d3208" officeooo:paragraph-rsid="053d3208"/>
    </style:style>
    <style:style style:name="P9" style:family="paragraph" style:parent-style-name="Footnote">
      <style:text-properties officeooo:paragraph-rsid="04dbe22d"/>
    </style:style>
    <style:style style:name="P10" style:family="paragraph" style:parent-style-name="Footnote">
      <style:text-properties officeooo:rsid="04fb9af2" officeooo:paragraph-rsid="04fb9af2"/>
    </style:style>
    <style:style style:name="P11" style:family="paragraph" style:parent-style-name="Standard">
      <style:paragraph-properties fo:text-align="justify" style:justify-single-word="false"/>
      <style:text-properties fo:language="zxx" fo:country="none" officeooo:rsid="03e460e0" officeooo:paragraph-rsid="03e81062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zxx" fo:country="none" officeooo:paragraph-rsid="03f8a4c2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zxx" fo:country="none" officeooo:rsid="03e81062" officeooo:paragraph-rsid="03e81062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zxx" fo:country="none" officeooo:rsid="00132615" officeooo:paragraph-rsid="03e81062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zxx" fo:country="none" officeooo:rsid="00132615" officeooo:paragraph-rsid="011aec58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18" style:family="paragraph" style:parent-style-name="Standard">
      <style:paragraph-properties fo:margin-top="0in" fo:margin-bottom="0.1in" style:contextual-spacing="false" fo:text-align="center" style:justify-single-word="false"/>
      <style:text-properties fo:language="zxx" fo:country="none" officeooo:rsid="00132615" officeooo:paragraph-rsid="011aec58"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language="zxx" fo:country="none" officeooo:rsid="03f93f30" officeooo:paragraph-rsid="03f8a4c2" style:language-asian="zxx" style:country-asian="none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fo:language="zxx" fo:country="none" officeooo:rsid="03f93f30" officeooo:paragraph-rsid="03f93f30" style:language-asian="zxx" style:country-asian="none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fo:language="zxx" fo:country="none" officeooo:rsid="03f97eb4" officeooo:paragraph-rsid="03f97eb4" style:language-asian="zxx" style:country-asian="none" style:language-complex="zxx" style:country-complex="none"/>
    </style:style>
    <style:style style:name="P22" style:family="paragraph" style:parent-style-name="Standard">
      <style:paragraph-properties fo:text-align="justify" style:justify-single-word="false"/>
      <style:text-properties fo:language="zxx" fo:country="none" officeooo:rsid="03fb8432" officeooo:paragraph-rsid="03fb8432" style:language-asian="zxx" style:country-asian="none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language="zxx" fo:country="none" officeooo:rsid="042b9cf0" officeooo:paragraph-rsid="042b9cf0" style:language-asian="zxx" style:country-asian="none" style:language-complex="zxx" style:country-complex="none"/>
    </style:style>
    <style:style style:name="P24" style:family="paragraph" style:parent-style-name="Standard">
      <style:paragraph-properties fo:text-align="justify" style:justify-single-word="false"/>
      <style:text-properties fo:language="zxx" fo:country="none" officeooo:rsid="04477f9a" officeooo:paragraph-rsid="04477f9a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language="zxx" fo:country="none" officeooo:rsid="01300d18" officeooo:paragraph-rsid="0133bf6b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27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350515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Source Code Pro" fo:font-size="10pt" fo:language="zxx" fo:country="none" officeooo:rsid="03ece974" officeooo:paragraph-rsid="03ece974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left="0in" fo:margin-right="0in" fo:margin-top="0in" fo:margin-bottom="0.1in" style:contextual-spacing="false" fo:text-align="center" style:justify-single-word="false" fo:text-indent="0.5in" style:auto-text-indent="false"/>
      <style:text-properties fo:font-size="13pt" fo:language="zxx" fo:country="none" fo:font-weight="bold" officeooo:rsid="011aec58" officeooo:paragraph-rsid="042478c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97dcae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13c09f1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2b7b523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3e318b9"/>
    </style:style>
    <style:style style:name="P36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d8760e"/>
    </style:style>
    <style:style style:name="P37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1c3bac"/>
    </style:style>
    <style:style style:name="P38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21f332"/>
    </style:style>
    <style:style style:name="P39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52f806"/>
    </style:style>
    <style:style style:name="P40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5412b8"/>
    </style:style>
    <style:style style:name="P41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58cc76"/>
    </style:style>
    <style:style style:name="P42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e5ebe1"/>
    </style:style>
    <style:style style:name="P43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745a7c"/>
    </style:style>
    <style:style style:name="P44" style:family="paragraph" style:parent-style-name="Standard" style:list-style-name="L1">
      <style:paragraph-properties fo:text-align="justify" style:justify-single-word="false"/>
      <style:text-properties officeooo:rsid="03e318b9" officeooo:paragraph-rsid="03e318b9"/>
    </style:style>
    <style:style style:name="P45" style:family="paragraph" style:parent-style-name="Standard" style:list-style-name="L1">
      <style:paragraph-properties fo:text-align="justify" style:justify-single-word="false"/>
      <style:text-properties fo:language="zxx" fo:country="none" fo:font-style="normal" officeooo:rsid="01195af7" officeooo:paragraph-rsid="01195af7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fo:language="zxx" fo:country="none" officeooo:rsid="03e460e0" officeooo:paragraph-rsid="03e460e0" style:language-asian="zxx" style:country-asian="none" style:language-complex="zxx" style:country-complex="none"/>
    </style:style>
    <style:style style:name="P47" style:family="paragraph" style:parent-style-name="Standard" style:list-style-name="L2">
      <style:paragraph-properties fo:text-align="justify" style:justify-single-word="false"/>
      <style:text-properties fo:language="zxx" fo:country="none" officeooo:rsid="03e56082" officeooo:paragraph-rsid="03e56082" style:language-asian="zxx" style:country-asian="none" style:language-complex="zxx" style:country-complex="none"/>
    </style:style>
    <style:style style:name="P48" style:family="paragraph" style:parent-style-name="Standard" style:list-style-name="L2">
      <style:paragraph-properties fo:text-align="justify" style:justify-single-word="false"/>
      <style:text-properties fo:language="zxx" fo:country="none" officeooo:rsid="03e56082" officeooo:paragraph-rsid="067187dc" style:language-asian="zxx" style:country-asian="none" style:language-complex="zxx" style:country-complex="none"/>
    </style:style>
    <style:style style:name="P49" style:family="paragraph" style:parent-style-name="Standard" style:list-style-name="L2">
      <style:paragraph-properties fo:text-align="justify" style:justify-single-word="false"/>
      <style:text-properties fo:language="zxx" fo:country="none" officeooo:paragraph-rsid="03e460e0" style:language-asian="zxx" style:country-asian="none" style:language-complex="zxx" style:country-complex="none"/>
    </style:style>
    <style:style style:name="P50" style:family="paragraph" style:parent-style-name="Standard" style:list-style-name="L2">
      <style:paragraph-properties fo:text-align="justify" style:justify-single-word="false"/>
      <style:text-properties fo:language="zxx" fo:country="none" officeooo:paragraph-rsid="03e81062" style:language-asian="zxx" style:country-asian="none" style:language-complex="zxx" style:country-complex="none"/>
    </style:style>
    <style:style style:name="P51" style:family="paragraph" style:parent-style-name="Standard" style:list-style-name="L2">
      <style:paragraph-properties fo:text-align="justify" style:justify-single-word="false"/>
      <style:text-properties fo:language="zxx" fo:country="none" officeooo:paragraph-rsid="054168a0" style:language-asian="zxx" style:country-asian="none" style:language-complex="zxx" style:country-complex="none"/>
    </style:style>
    <style:style style:name="P52" style:family="paragraph" style:parent-style-name="Standard" style:list-style-name="L2">
      <style:paragraph-properties fo:text-align="justify" style:justify-single-word="false"/>
      <style:text-properties fo:language="zxx" fo:country="none" officeooo:paragraph-rsid="03e8c295" style:language-asian="zxx" style:country-asian="none" style:language-complex="zxx" style:country-complex="none"/>
    </style:style>
    <style:style style:name="P53" style:family="paragraph" style:parent-style-name="Standard" style:list-style-name="L2">
      <style:paragraph-properties fo:text-align="justify" style:justify-single-word="false"/>
      <style:text-properties fo:language="zxx" fo:country="none" officeooo:paragraph-rsid="00964ba4" style:language-asian="zxx" style:country-asian="none" style:language-complex="zxx" style:country-complex="none"/>
    </style:style>
    <style:style style:name="P54" style:family="paragraph" style:parent-style-name="Standard" style:list-style-name="L2">
      <style:paragraph-properties fo:text-align="justify" style:justify-single-word="false"/>
      <style:text-properties fo:language="zxx" fo:country="none" officeooo:paragraph-rsid="03f93f30" style:language-asian="zxx" style:country-asian="none" style:language-complex="zxx" style:country-complex="none"/>
    </style:style>
    <style:style style:name="P55" style:family="paragraph" style:parent-style-name="Standard" style:list-style-name="L2">
      <style:paragraph-properties fo:text-align="justify" style:justify-single-word="false"/>
      <style:text-properties fo:language="zxx" fo:country="none" officeooo:paragraph-rsid="03ff6190" style:language-asian="zxx" style:country-asian="none" style:language-complex="zxx" style:country-complex="none"/>
    </style:style>
    <style:style style:name="P56" style:family="paragraph" style:parent-style-name="Standard" style:list-style-name="L2">
      <style:paragraph-properties fo:text-align="justify" style:justify-single-word="false"/>
      <style:text-properties fo:language="zxx" fo:country="none" officeooo:paragraph-rsid="0406a691" style:language-asian="zxx" style:country-asian="none" style:language-complex="zxx" style:country-complex="none"/>
    </style:style>
    <style:style style:name="P57" style:family="paragraph" style:parent-style-name="Standard" style:list-style-name="L2">
      <style:paragraph-properties fo:text-align="justify" style:justify-single-word="false"/>
      <style:text-properties fo:language="zxx" fo:country="none" officeooo:paragraph-rsid="04c399cc" style:language-asian="zxx" style:country-asian="none" style:language-complex="zxx" style:country-complex="none"/>
    </style:style>
    <style:style style:name="P58" style:family="paragraph" style:parent-style-name="Standard" style:list-style-name="L2">
      <style:paragraph-properties fo:text-align="justify" style:justify-single-word="false"/>
      <style:text-properties fo:language="zxx" fo:country="none" officeooo:paragraph-rsid="041a561f" style:language-asian="zxx" style:country-asian="none" style:language-complex="zxx" style:country-complex="none"/>
    </style:style>
    <style:style style:name="P59" style:family="paragraph" style:parent-style-name="Standard" style:list-style-name="L2">
      <style:paragraph-properties fo:text-align="justify" style:justify-single-word="false"/>
      <style:text-properties fo:language="zxx" fo:country="none" officeooo:paragraph-rsid="042fe42a" style:language-asian="zxx" style:country-asian="none" style:language-complex="zxx" style:country-complex="none"/>
    </style:style>
    <style:style style:name="P60" style:family="paragraph" style:parent-style-name="Standard" style:list-style-name="L2">
      <style:paragraph-properties fo:text-align="justify" style:justify-single-word="false"/>
      <style:text-properties fo:language="zxx" fo:country="none" officeooo:paragraph-rsid="0452f806" style:language-asian="zxx" style:country-asian="none" style:language-complex="zxx" style:country-complex="none"/>
    </style:style>
    <style:style style:name="P61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fo:language="zxx" fo:country="none" officeooo:paragraph-rsid="0473cc53" style:language-asian="zxx" style:country-asian="none" style:language-complex="zxx" style:country-complex="none"/>
    </style:style>
    <style:style style:name="P62" style:family="paragraph" style:parent-style-name="Standard" style:list-style-name="L2">
      <style:paragraph-properties fo:text-align="justify" style:justify-single-word="false"/>
      <style:text-properties fo:language="zxx" fo:country="none" officeooo:rsid="03e81062" officeooo:paragraph-rsid="03e81062" style:language-asian="zxx" style:country-asian="none" style:language-complex="zxx" style:country-complex="none"/>
    </style:style>
    <style:style style:name="P63" style:family="paragraph" style:parent-style-name="Standard" style:list-style-name="L2">
      <style:paragraph-properties fo:text-align="justify" style:justify-single-word="false"/>
      <style:text-properties fo:language="zxx" fo:country="none" officeooo:rsid="03ece974" officeooo:paragraph-rsid="03ece974" style:language-asian="zxx" style:country-asian="none" style:language-complex="zxx" style:country-complex="none"/>
    </style:style>
    <style:style style:name="P64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11aec58" style:language-asian="zxx" style:country-asian="none" style:language-complex="zxx" style:country-complex="none"/>
    </style:style>
    <style:style style:name="P65" style:family="paragraph" style:parent-style-name="Standard" style:list-style-name="L2">
      <style:paragraph-properties fo:text-align="justify" style:justify-single-word="false"/>
      <style:text-properties fo:language="zxx" fo:country="none" officeooo:rsid="03ecf255" officeooo:paragraph-rsid="03ecf255" style:language-asian="zxx" style:country-asian="none" style:language-complex="zxx" style:country-complex="none"/>
    </style:style>
    <style:style style:name="P66" style:family="paragraph" style:parent-style-name="Standard" style:list-style-name="L2">
      <style:paragraph-properties fo:text-align="justify" style:justify-single-word="false" fo:break-before="page"/>
      <style:text-properties fo:language="zxx" fo:country="none" officeooo:rsid="03ecf255" officeooo:paragraph-rsid="03f8a4c2" style:language-asian="zxx" style:country-asian="none" style:language-complex="zxx" style:country-complex="none"/>
    </style:style>
    <style:style style:name="P67" style:family="paragraph" style:parent-style-name="Standard" style:list-style-name="L2">
      <style:paragraph-properties fo:text-align="justify" style:justify-single-word="false"/>
      <style:text-properties fo:language="zxx" fo:country="none" officeooo:rsid="03efb27e" officeooo:paragraph-rsid="04b33274" style:language-asian="zxx" style:country-asian="none" style:language-complex="zxx" style:country-complex="none"/>
    </style:style>
    <style:style style:name="P68" style:family="paragraph" style:parent-style-name="Standard" style:list-style-name="L2">
      <style:paragraph-properties fo:text-align="justify" style:justify-single-word="false"/>
      <style:text-properties fo:language="zxx" fo:country="none" officeooo:rsid="03f93f30" officeooo:paragraph-rsid="03f93f30" style:language-asian="zxx" style:country-asian="none" style:language-complex="zxx" style:country-complex="none"/>
    </style:style>
    <style:style style:name="P69" style:family="paragraph" style:parent-style-name="Standard" style:list-style-name="L2">
      <style:paragraph-properties fo:text-align="justify" style:justify-single-word="false"/>
      <style:text-properties fo:language="zxx" fo:country="none" officeooo:rsid="03f93f30" officeooo:paragraph-rsid="041a561f" style:language-asian="zxx" style:country-asian="none" style:language-complex="zxx" style:country-complex="none"/>
    </style:style>
    <style:style style:name="P70" style:family="paragraph" style:parent-style-name="Standard" style:list-style-name="L2">
      <style:paragraph-properties fo:text-align="justify" style:justify-single-word="false"/>
      <style:text-properties fo:language="zxx" fo:country="none" officeooo:rsid="03f93f30" officeooo:paragraph-rsid="04260d78" style:language-asian="zxx" style:country-asian="none" style:language-complex="zxx" style:country-complex="none"/>
    </style:style>
    <style:style style:name="P71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fo:language="zxx" fo:country="none" officeooo:rsid="03f93f30" officeooo:paragraph-rsid="042478c3" style:language-asian="zxx" style:country-asian="none" style:language-complex="zxx" style:country-complex="none"/>
    </style:style>
    <style:style style:name="P72" style:family="paragraph" style:parent-style-name="Standard" style:list-style-name="L2">
      <style:paragraph-properties fo:text-align="justify" style:justify-single-word="false" fo:break-before="page"/>
      <style:text-properties fo:language="zxx" fo:country="none" officeooo:rsid="03f97eb4" officeooo:paragraph-rsid="03f97eb4" style:language-asian="zxx" style:country-asian="none" style:language-complex="zxx" style:country-complex="none"/>
    </style:style>
    <style:style style:name="P73" style:family="paragraph" style:parent-style-name="Standard" style:list-style-name="L2">
      <style:paragraph-properties fo:text-align="justify" style:justify-single-word="false"/>
      <style:text-properties fo:language="zxx" fo:country="none" officeooo:rsid="03f97eb4" officeooo:paragraph-rsid="03f97eb4" style:language-asian="zxx" style:country-asian="none" style:language-complex="zxx" style:country-complex="none"/>
    </style:style>
    <style:style style:name="P74" style:family="paragraph" style:parent-style-name="Standard" style:list-style-name="L2">
      <style:paragraph-properties fo:text-align="justify" style:justify-single-word="false"/>
      <style:text-properties fo:language="zxx" fo:country="none" officeooo:rsid="03f97eb4" officeooo:paragraph-rsid="04055b75" style:language-asian="zxx" style:country-asian="none" style:language-complex="zxx" style:country-complex="none"/>
    </style:style>
    <style:style style:name="P75" style:family="paragraph" style:parent-style-name="Standard" style:list-style-name="L2">
      <style:paragraph-properties fo:text-align="justify" style:justify-single-word="false"/>
      <style:text-properties fo:language="zxx" fo:country="none" officeooo:rsid="03f97eb4" officeooo:paragraph-rsid="0413c794" style:language-asian="zxx" style:country-asian="none" style:language-complex="zxx" style:country-complex="none"/>
    </style:style>
    <style:style style:name="P76" style:family="paragraph" style:parent-style-name="Standard" style:list-style-name="L2">
      <style:paragraph-properties fo:text-align="justify" style:justify-single-word="false"/>
      <style:text-properties fo:language="zxx" fo:country="none" officeooo:rsid="03fb8432" officeooo:paragraph-rsid="03fb8432" style:language-asian="zxx" style:country-asian="none" style:language-complex="zxx" style:country-complex="none"/>
    </style:style>
    <style:style style:name="P77" style:family="paragraph" style:parent-style-name="Standard" style:list-style-name="L2">
      <style:paragraph-properties fo:text-align="justify" style:justify-single-word="false"/>
      <style:text-properties fo:language="zxx" fo:country="none" officeooo:rsid="04055b75" officeooo:paragraph-rsid="04055b75" style:language-asian="zxx" style:country-asian="none" style:language-complex="zxx" style:country-complex="none"/>
    </style:style>
    <style:style style:name="P78" style:family="paragraph" style:parent-style-name="Standard" style:list-style-name="L2">
      <style:paragraph-properties fo:text-align="justify" style:justify-single-word="false"/>
      <style:text-properties fo:language="zxx" fo:country="none" officeooo:rsid="040b924a" officeooo:paragraph-rsid="040b924a" style:language-asian="zxx" style:country-asian="none" style:language-complex="zxx" style:country-complex="none"/>
    </style:style>
    <style:style style:name="P79" style:family="paragraph" style:parent-style-name="Standard" style:list-style-name="L2">
      <style:paragraph-properties fo:text-align="justify" style:justify-single-word="false"/>
      <style:text-properties fo:language="zxx" fo:country="none" officeooo:rsid="041a561f" officeooo:paragraph-rsid="041a561f" style:language-asian="zxx" style:country-asian="none" style:language-complex="zxx" style:country-complex="none"/>
    </style:style>
    <style:style style:name="P80" style:family="paragraph" style:parent-style-name="Standard" style:list-style-name="L2">
      <style:paragraph-properties fo:text-align="justify" style:justify-single-word="false"/>
      <style:text-properties fo:language="zxx" fo:country="none" officeooo:rsid="04260d78" officeooo:paragraph-rsid="04260d78" style:language-asian="zxx" style:country-asian="none" style:language-complex="zxx" style:country-complex="none"/>
    </style:style>
    <style:style style:name="P81" style:family="paragraph" style:parent-style-name="Standard" style:list-style-name="L2">
      <style:paragraph-properties fo:text-align="justify" style:justify-single-word="false"/>
      <style:text-properties fo:language="zxx" fo:country="none" officeooo:rsid="04273587" officeooo:paragraph-rsid="04273587" style:language-asian="zxx" style:country-asian="none" style:language-complex="zxx" style:country-complex="none"/>
    </style:style>
    <style:style style:name="P82" style:family="paragraph" style:parent-style-name="Standard" style:list-style-name="L2">
      <style:paragraph-properties fo:text-align="justify" style:justify-single-word="false"/>
      <style:text-properties fo:language="zxx" fo:country="none" officeooo:rsid="042ae544" officeooo:paragraph-rsid="042ae544" style:language-asian="zxx" style:country-asian="none" style:language-complex="zxx" style:country-complex="none"/>
    </style:style>
    <style:style style:name="P83" style:family="paragraph" style:parent-style-name="Standard" style:list-style-name="L2">
      <style:paragraph-properties fo:text-align="justify" style:justify-single-word="false"/>
      <style:text-properties fo:language="zxx" fo:country="none" officeooo:rsid="042b9cf0" officeooo:paragraph-rsid="03f93f30" style:language-asian="zxx" style:country-asian="none" style:language-complex="zxx" style:country-complex="none"/>
    </style:style>
    <style:style style:name="P84" style:family="paragraph" style:parent-style-name="Standard" style:list-style-name="L2">
      <style:paragraph-properties fo:text-align="justify" style:justify-single-word="false"/>
      <style:text-properties fo:language="zxx" fo:country="none" officeooo:rsid="042b9cf0" officeooo:paragraph-rsid="042b9cf0" style:language-asian="zxx" style:country-asian="none" style:language-complex="zxx" style:country-complex="none"/>
    </style:style>
    <style:style style:name="P85" style:family="paragraph" style:parent-style-name="Standard" style:list-style-name="L2">
      <style:paragraph-properties fo:margin-top="0in" fo:margin-bottom="0.05in" style:contextual-spacing="false" fo:text-align="justify" style:justify-single-word="false"/>
      <style:text-properties fo:language="zxx" fo:country="none" officeooo:rsid="042b9cf0" officeooo:paragraph-rsid="042b9cf0" style:language-asian="zxx" style:country-asian="none" style:language-complex="zxx" style:country-complex="none"/>
    </style:style>
    <style:style style:name="P86" style:family="paragraph" style:parent-style-name="Standard" style:list-style-name="L2">
      <style:paragraph-properties fo:text-align="justify" style:justify-single-word="false"/>
      <style:text-properties fo:language="zxx" fo:country="none" officeooo:rsid="04477f9a" officeooo:paragraph-rsid="04477f9a" style:language-asian="zxx" style:country-asian="none" style:language-complex="zxx" style:country-complex="none"/>
    </style:style>
    <style:style style:name="P87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44b0770" style:language-asian="zxx" style:country-asian="none" style:language-complex="zxx" style:country-complex="none"/>
    </style:style>
    <style:style style:name="P88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44c9c21" style:language-asian="zxx" style:country-asian="none" style:language-complex="zxx" style:country-complex="none"/>
    </style:style>
    <style:style style:name="P89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63d58d9" style:language-asian="zxx" style:country-asian="none" style:language-complex="zxx" style:country-complex="none"/>
    </style:style>
    <style:style style:name="P90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44cb20e" style:language-asian="zxx" style:country-asian="none" style:language-complex="zxx" style:country-complex="none"/>
    </style:style>
    <style:style style:name="P91" style:family="paragraph" style:parent-style-name="Standard" style:list-style-name="L2">
      <style:paragraph-properties fo:text-align="justify" style:justify-single-word="false"/>
      <style:text-properties fo:language="zxx" fo:country="none" officeooo:rsid="044f3a42" officeooo:paragraph-rsid="044f3a42" style:language-asian="zxx" style:country-asian="none" style:language-complex="zxx" style:country-complex="none"/>
    </style:style>
    <style:style style:name="P92" style:family="paragraph" style:parent-style-name="Standard" style:list-style-name="L2">
      <style:paragraph-properties fo:text-align="justify" style:justify-single-word="false"/>
      <style:text-properties fo:language="zxx" fo:country="none" officeooo:rsid="046ea804" officeooo:paragraph-rsid="046ea804" style:language-asian="zxx" style:country-asian="none" style:language-complex="zxx" style:country-complex="none"/>
    </style:style>
    <style:style style:name="P93" style:family="paragraph" style:parent-style-name="Standard" style:list-style-name="L2">
      <style:paragraph-properties fo:text-align="justify" style:justify-single-word="false"/>
      <style:text-properties fo:language="zxx" fo:country="none" officeooo:rsid="011aec58" officeooo:paragraph-rsid="011d7628" style:language-asian="zxx" style:country-asian="none" style:language-complex="zxx" style:country-complex="none"/>
    </style:style>
    <style:style style:name="P94" style:family="paragraph" style:parent-style-name="Standard" style:list-style-name="L2">
      <style:paragraph-properties fo:margin-top="0.1in" fo:margin-bottom="0in" style:contextual-spacing="false" fo:text-align="center" style:justify-single-word="false" fo:break-before="page"/>
      <style:text-properties fo:language="zxx" fo:country="none" fo:font-weight="bold" officeooo:rsid="030fb18a" officeooo:paragraph-rsid="030fb18a" style:language-asian="zxx" style:country-asian="none" style:font-weight-asian="bold" style:language-complex="zxx" style:country-complex="none" style:font-weight-complex="bold"/>
    </style:style>
    <style:style style:name="P95" style:family="paragraph">
      <style:paragraph-properties fo:margin-left="0.1in" fo:margin-right="0in" fo:margin-top="0in" fo:margin-bottom="0in" fo:text-indent="0in" style:text-autospace="none"/>
    </style:style>
    <style:style style:name="P96" style:family="paragraph">
      <loext:graphic-properties draw:fill="none" draw:fill-color="#ffffff"/>
      <style:paragraph-properties fo:margin-left="0.1in" fo:margin-right="0in" fo:margin-top="0in" fo:margin-bottom="0in" fo:text-indent="0in" style:text-autospace="none" style:writing-mode="lr-tb"/>
      <style:text-properties fo:color="#a9b7c6" loext:opacity="100%" style:font-name="Source Code Pro" fo:font-size="10pt" style:font-name-asian="Bitstream Vera Sans Mono" style:font-size-asian="10pt" style:font-name-complex="Bitstream Vera Sans Mono" style:font-size-complex="10pt"/>
    </style:style>
    <style:style style:name="P97" style:family="paragraph">
      <style:paragraph-properties fo:text-align="end"/>
    </style:style>
    <style:style style:name="P98" style:family="paragraph">
      <loext:graphic-properties draw:fill="none" draw:fill-color="#ffffff"/>
      <style:paragraph-properties fo:text-align="end" style:writing-mode="lr-tb"/>
      <style:text-properties style:font-name="Source Code Pro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318b9" style:font-style-asian="italic" style:font-style-complex="italic"/>
    </style:style>
    <style:style style:name="T3" style:family="text">
      <style:text-properties fo:font-style="italic" officeooo:rsid="03e460e0" style:font-style-asian="italic" style:font-style-complex="italic"/>
    </style:style>
    <style:style style:name="T4" style:family="text">
      <style:text-properties fo:font-style="italic" officeooo:rsid="03ece974" style:font-style-asian="italic" style:font-style-complex="italic"/>
    </style:style>
    <style:style style:name="T5" style:family="text">
      <style:text-properties fo:font-style="italic" officeooo:rsid="03f93f30" style:font-style-asian="italic" style:font-style-complex="italic"/>
    </style:style>
    <style:style style:name="T6" style:family="text">
      <style:text-properties fo:font-style="italic" officeooo:rsid="03ff6190" style:font-style-asian="italic" style:font-style-complex="italic"/>
    </style:style>
    <style:style style:name="T7" style:family="text">
      <style:text-properties fo:font-style="italic" officeooo:rsid="0406a691" style:font-style-asian="italic" style:font-style-complex="italic"/>
    </style:style>
    <style:style style:name="T8" style:family="text">
      <style:text-properties fo:font-style="italic" officeooo:rsid="04133cd9" style:font-style-asian="italic" style:font-style-complex="italic"/>
    </style:style>
    <style:style style:name="T9" style:family="text">
      <style:text-properties fo:font-style="italic" officeooo:rsid="041a561f" style:font-style-asian="italic" style:font-style-complex="italic"/>
    </style:style>
    <style:style style:name="T10" style:family="text">
      <style:text-properties fo:font-style="italic" officeooo:rsid="04260d78" style:font-style-asian="italic" style:font-style-complex="italic"/>
    </style:style>
    <style:style style:name="T11" style:family="text">
      <style:text-properties fo:font-style="italic" officeooo:rsid="04277e66" style:font-style-asian="italic" style:font-style-complex="italic"/>
    </style:style>
    <style:style style:name="T12" style:family="text">
      <style:text-properties fo:font-style="italic" officeooo:rsid="042d0bba" style:font-style-asian="italic" style:font-style-complex="italic"/>
    </style:style>
    <style:style style:name="T13" style:family="text">
      <style:text-properties fo:font-style="italic" officeooo:rsid="042fe42a" style:font-style-asian="italic" style:font-style-complex="italic"/>
    </style:style>
    <style:style style:name="T14" style:family="text">
      <style:text-properties fo:font-style="italic" officeooo:rsid="0433a2ee" style:font-style-asian="italic" style:font-style-complex="italic"/>
    </style:style>
    <style:style style:name="T15" style:family="text">
      <style:text-properties fo:font-style="italic" officeooo:rsid="044c9c21" style:font-style-asian="italic" style:font-style-complex="italic"/>
    </style:style>
    <style:style style:name="T16" style:family="text">
      <style:text-properties fo:font-style="italic" officeooo:rsid="0452f806" style:font-style-asian="italic" style:font-style-complex="italic"/>
    </style:style>
    <style:style style:name="T17" style:family="text">
      <style:text-properties fo:font-style="italic" officeooo:rsid="046ea804" style:font-style-asian="italic" style:font-style-complex="italic"/>
    </style:style>
    <style:style style:name="T18" style:family="text">
      <style:text-properties fo:font-style="italic" officeooo:rsid="0473cc53" style:font-style-asian="italic" style:font-style-complex="italic"/>
    </style:style>
    <style:style style:name="T19" style:family="text">
      <style:text-properties fo:font-style="italic" officeooo:rsid="04b02499" style:font-style-asian="italic" style:font-style-complex="italic"/>
    </style:style>
    <style:style style:name="T20" style:family="text">
      <style:text-properties fo:font-style="italic" officeooo:rsid="04cf9131" style:font-style-asian="italic" style:font-style-complex="italic"/>
    </style:style>
    <style:style style:name="T21" style:family="text">
      <style:text-properties fo:font-style="italic" officeooo:rsid="04d4f059" style:font-style-asian="italic" style:font-style-complex="italic"/>
    </style:style>
    <style:style style:name="T22" style:family="text">
      <style:text-properties fo:font-style="italic" officeooo:rsid="0495fa7b" style:font-style-asian="italic" style:font-style-complex="italic"/>
    </style:style>
    <style:style style:name="T23" style:family="text">
      <style:text-properties fo:font-style="italic" officeooo:rsid="04a45ba8" style:font-style-asian="italic" style:font-style-complex="italic"/>
    </style:style>
    <style:style style:name="T24" style:family="text">
      <style:text-properties fo:font-style="italic" officeooo:rsid="063d58d9" style:font-style-asian="italic" style:font-style-complex="italic"/>
    </style:style>
    <style:style style:name="T25" style:family="text">
      <style:text-properties fo:font-style="normal" officeooo:rsid="03ffbfc7" style:font-style-asian="normal" style:font-style-complex="normal"/>
    </style:style>
    <style:style style:name="T26" style:family="text">
      <style:text-properties fo:font-style="normal" officeooo:rsid="04336063" style:font-style-asian="normal" style:font-style-complex="normal"/>
    </style:style>
    <style:style style:name="T27" style:family="text">
      <style:text-properties fo:font-style="normal" officeooo:rsid="0452f806" style:font-style-asian="normal" style:font-style-complex="normal"/>
    </style:style>
    <style:style style:name="T28" style:family="text">
      <style:text-properties fo:font-style="normal" officeooo:rsid="0473cc53" style:font-style-asian="normal" style:font-style-complex="normal"/>
    </style:style>
    <style:style style:name="T29" style:family="text">
      <style:text-properties fo:font-style="normal" officeooo:rsid="0506e0b7" style:font-style-asian="normal" style:font-style-complex="normal"/>
    </style:style>
    <style:style style:name="T30" style:family="text">
      <style:text-properties fo:font-style="normal" officeooo:rsid="0507da0e" style:font-style-asian="normal" style:font-style-complex="normal"/>
    </style:style>
    <style:style style:name="T31" style:family="text">
      <style:text-properties fo:font-style="normal" officeooo:rsid="050d6094" style:font-style-asian="normal" style:font-style-complex="normal"/>
    </style:style>
    <style:style style:name="T32" style:family="text">
      <style:text-properties fo:font-style="normal" officeooo:rsid="0495fa7b" style:font-style-asian="normal" style:font-style-complex="normal"/>
    </style:style>
    <style:style style:name="T33" style:family="text">
      <style:text-properties fo:font-style="normal" officeooo:rsid="05c9488a" style:font-style-asian="normal" style:font-style-complex="normal"/>
    </style:style>
    <style:style style:name="T34" style:family="text">
      <style:text-properties style:font-name="Source Code Pro" fo:font-size="10pt" officeooo:rsid="03f03df8" style:font-size-asian="10pt" style:font-size-complex="10pt"/>
    </style:style>
    <style:style style:name="T35" style:family="text">
      <style:text-properties style:font-name="Source Code Pro" fo:font-size="10pt" officeooo:rsid="03f93f30" style:font-size-asian="10pt" style:font-size-complex="10pt"/>
    </style:style>
    <style:style style:name="T36" style:family="text">
      <style:text-properties style:font-name="Source Code Pro" fo:font-size="10pt" officeooo:rsid="03f97eb4" style:font-size-asian="10pt" style:font-size-complex="10pt"/>
    </style:style>
    <style:style style:name="T37" style:family="text">
      <style:text-properties style:font-name="Source Code Pro" fo:font-size="10pt" officeooo:rsid="04c399cc" style:font-size-asian="10pt" style:font-size-complex="10pt"/>
    </style:style>
    <style:style style:name="T38" style:family="text">
      <style:text-properties style:font-name="Source Code Pro" fo:font-size="10pt" officeooo:rsid="03ff6190" style:font-size-asian="10pt" style:font-size-complex="10pt"/>
    </style:style>
    <style:style style:name="T39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40" style:family="text">
      <style:text-properties style:font-name="Source Code Pro" fo:font-size="10pt" fo:font-style="normal" officeooo:rsid="03f97eb4" style:font-size-asian="10pt" style:font-style-asian="normal" style:font-size-complex="10pt" style:font-style-complex="normal"/>
    </style:style>
    <style:style style:name="T41" style:family="text">
      <style:text-properties style:font-name="Source Code Pro" fo:font-size="10pt" fo:font-style="normal" officeooo:rsid="0473cc53" style:font-size-asian="10pt" style:font-style-asian="normal" style:font-size-complex="10pt" style:font-style-complex="normal"/>
    </style:style>
    <style:style style:name="T42" style:family="text">
      <style:text-properties style:font-name="Source Code Pro" fo:font-size="10pt" fo:font-style="normal" officeooo:rsid="03ff6190" style:font-size-asian="10pt" style:font-style-asian="normal" style:font-size-complex="10pt" style:font-style-complex="normal"/>
    </style:style>
    <style:style style:name="T43" style:family="text">
      <style:text-properties style:font-name="Source Code Pro" fo:font-size="10pt" fo:font-style="normal" officeooo:rsid="04336063" style:font-size-asian="10pt" style:font-style-asian="normal" style:font-size-complex="10pt" style:font-style-complex="normal"/>
    </style:style>
    <style:style style:name="T44" style:family="text">
      <style:text-properties style:font-name="Source Code Pro" fo:font-size="10pt" fo:font-style="normal" officeooo:rsid="044b2e33" style:font-size-asian="10pt" style:font-style-asian="normal" style:font-size-complex="10pt" style:font-style-complex="normal"/>
    </style:style>
    <style:style style:name="T45" style:family="text">
      <style:text-properties style:font-name="Source Code Pro" fo:font-size="10pt" officeooo:rsid="03e8c295" style:font-size-asian="8.75pt" style:font-size-complex="10pt"/>
    </style:style>
    <style:style style:name="T46" style:family="text">
      <style:text-properties style:font-name="Source Code Pro" fo:font-size="10pt" officeooo:rsid="03ebb720" style:font-size-asian="8.75pt" style:font-size-complex="10pt"/>
    </style:style>
    <style:style style:name="T47" style:family="text">
      <style:text-properties style:font-name="Source Code Pro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8" style:family="text">
      <style:text-properties style:font-name="Source Code Pro" fo:font-size="10pt" fo:language="zxx" fo:country="none" fo:font-style="normal" officeooo:rsid="03ffbfc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9" style:family="text">
      <style:text-properties style:font-name="Source Code Pro" fo:font-size="10pt" fo:language="zxx" fo:country="none" fo:font-style="normal" officeooo:rsid="041ea6b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0" style:family="text">
      <style:text-properties style:font-name="Source Code Pro" fo:font-size="10pt" fo:language="zxx" fo:country="none" fo:font-style="normal" officeooo:rsid="0452f80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1" style:family="text">
      <style:text-properties style:font-name="Source Code Pro" fo:font-size="10pt" fo:language="zxx" fo:country="none" fo:font-style="normal" officeooo:rsid="045412b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2" style:family="text">
      <style:text-properties style:font-name="Source Code Pro" fo:font-size="10pt" fo:language="zxx" fo:country="none" fo:font-style="normal" officeooo:rsid="0458cc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3" style:family="text">
      <style:text-properties style:font-name="Source Code Pro" fo:font-size="10pt" fo:language="zxx" fo:country="none" fo:font-style="normal" officeooo:rsid="045f493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4" style:family="text">
      <style:text-properties style:font-name="Source Code Pro" fo:font-size="10pt" fo:language="zxx" fo:country="none" fo:font-style="normal" officeooo:rsid="0471bd0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5" style:family="text">
      <style:text-properties style:font-name="Source Code Pro" fo:font-weight="bold" style:font-weight-asian="bold" style:font-weight-complex="bold"/>
    </style:style>
    <style:style style:name="T56" style:family="text">
      <style:text-properties style:font-name="Source Code Pro" fo:font-weight="bold" officeooo:rsid="03eb33fb" style:font-weight-asian="bold" style:font-weight-complex="bold"/>
    </style:style>
    <style:style style:name="T57" style:family="text">
      <style:text-properties style:font-name="Source Code Pro" officeooo:rsid="03eb33fb"/>
    </style:style>
    <style:style style:name="T58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59" style:family="text">
      <style:text-properties style:font-name="Source Code Pro" fo:font-size="12pt" fo:font-weight="bold" officeooo:rsid="04133cd9" style:font-size-asian="12pt" style:font-weight-asian="bold" style:font-size-complex="12pt" style:font-weight-complex="bold"/>
    </style:style>
    <style:style style:name="T60" style:family="text">
      <style:text-properties style:font-name="Source Code Pro" fo:font-size="9pt" style:font-size-asian="9pt" style:font-size-complex="9pt"/>
    </style:style>
    <style:style style:name="T61" style:family="text">
      <style:text-properties officeooo:rsid="027a86ef"/>
    </style:style>
    <style:style style:name="T62" style:family="text">
      <style:text-properties officeooo:rsid="03e318b9"/>
    </style:style>
    <style:style style:name="T63" style:family="text">
      <style:text-properties officeooo:rsid="03e460e0"/>
    </style:style>
    <style:style style:name="T64" style:family="text">
      <style:text-properties officeooo:rsid="03e8c295"/>
    </style:style>
    <style:style style:name="T65" style:family="text">
      <style:text-properties style:font-name="Liberation Serif1" fo:font-size="12pt" officeooo:rsid="03e8c295" style:font-size-asian="12pt" style:font-size-complex="12pt"/>
    </style:style>
    <style:style style:name="T66" style:family="text">
      <style:text-properties style:font-name="Liberation Serif1" fo:font-size="12pt" officeooo:rsid="03ebb720" style:font-size-asian="12pt" style:font-size-complex="12pt"/>
    </style:style>
    <style:style style:name="T67" style:family="text">
      <style:text-properties style:font-name="Liberation Serif1" fo:font-size="12pt" officeooo:rsid="03f03df8" style:font-size-asian="12pt" style:font-size-complex="12pt"/>
    </style:style>
    <style:style style:name="T68" style:family="text">
      <style:text-properties style:font-name="Liberation Serif1" fo:font-size="12pt" officeooo:rsid="03f93f30" style:font-size-asian="12pt" style:font-size-complex="12pt"/>
    </style:style>
    <style:style style:name="T69" style:family="text">
      <style:text-properties style:font-name="Liberation Serif1" officeooo:rsid="03eb33fb"/>
    </style:style>
    <style:style style:name="T70" style:family="text">
      <style:text-properties style:font-name="Liberation Serif1" officeooo:rsid="03ece974"/>
    </style:style>
    <style:style style:name="T71" style:family="text">
      <style:text-properties style:font-name="Liberation Serif1" officeooo:rsid="03f84f2d"/>
    </style:style>
    <style:style style:name="T72" style:family="text">
      <style:text-properties style:font-name="Liberation Serif1" officeooo:rsid="04a807f9"/>
    </style:style>
    <style:style style:name="T73" style:family="text">
      <style:text-properties style:font-name="Liberation Serif1" officeooo:rsid="053b4bf6"/>
    </style:style>
    <style:style style:name="T74" style:family="text">
      <style:text-properties style:font-name="Liberation Serif1" officeooo:rsid="053d3208"/>
    </style:style>
    <style:style style:name="T75" style:family="text">
      <style:text-properties style:font-name="Liberation Serif1" officeooo:rsid="0540516d"/>
    </style:style>
    <style:style style:name="T76" style:family="text">
      <style:text-properties style:font-name="Liberation Serif1" officeooo:rsid="0661fe7d"/>
    </style:style>
    <style:style style:name="T77" style:family="text">
      <style:text-properties officeooo:rsid="03eb33fb"/>
    </style:style>
    <style:style style:name="T78" style:family="text">
      <style:text-properties officeooo:rsid="03ece974"/>
    </style:style>
    <style:style style:name="T79" style:family="text">
      <style:text-properties officeooo:rsid="03eeca46"/>
    </style:style>
    <style:style style:name="T80" style:family="text">
      <style:text-properties officeooo:rsid="03f03df8"/>
    </style:style>
    <style:style style:name="T81" style:family="text">
      <style:text-properties officeooo:rsid="03f93f30"/>
    </style:style>
    <style:style style:name="T82" style:family="text">
      <style:text-properties fo:font-size="10pt" officeooo:rsid="040478e2" style:font-size-asian="10pt" style:font-size-complex="10pt"/>
    </style:style>
    <style:style style:name="T83" style:family="text">
      <style:text-properties fo:font-size="10pt" officeooo:rsid="0472abdb" style:font-size-asian="10pt" style:font-size-complex="10pt"/>
    </style:style>
    <style:style style:name="T84" style:family="text">
      <style:text-properties fo:font-size="10pt" officeooo:rsid="04ea6956" style:font-size-asian="10pt" style:font-size-complex="10pt"/>
    </style:style>
    <style:style style:name="T85" style:family="text">
      <style:text-properties fo:font-size="10pt" officeooo:rsid="04efe400" style:font-size-asian="10pt" style:font-size-complex="10pt"/>
    </style:style>
    <style:style style:name="T86" style:family="text">
      <style:text-properties fo:font-size="10pt" officeooo:rsid="0530f905" style:font-size-asian="10pt" style:font-size-complex="10pt"/>
    </style:style>
    <style:style style:name="T87" style:family="text">
      <style:text-properties fo:font-size="10pt" officeooo:rsid="05334fe8" style:font-size-asian="10pt" style:font-size-complex="10pt"/>
    </style:style>
    <style:style style:name="T88" style:family="text">
      <style:text-properties fo:font-size="10pt" officeooo:rsid="04dbe22d" style:font-size-asian="10pt" style:font-size-complex="10pt"/>
    </style:style>
    <style:style style:name="T89" style:family="text">
      <style:text-properties fo:font-size="10pt" officeooo:rsid="057e0c73" style:font-size-asian="10pt" style:font-size-complex="10pt"/>
    </style:style>
    <style:style style:name="T90" style:family="text">
      <style:text-properties fo:font-size="10pt" officeooo:rsid="057fff26" style:font-size-asian="10pt" style:font-size-complex="10pt"/>
    </style:style>
    <style:style style:name="T91" style:family="text">
      <style:text-properties fo:font-size="10pt" officeooo:rsid="05ed4be2" style:font-size-asian="10pt" style:font-size-complex="10pt"/>
    </style:style>
    <style:style style:name="T92" style:family="text">
      <style:text-properties fo:font-size="10pt" officeooo:rsid="05f4236c" style:font-size-asian="10pt" style:font-size-complex="10pt"/>
    </style:style>
    <style:style style:name="T93" style:family="text">
      <style:text-properties fo:font-size="10pt" officeooo:rsid="05edb952" style:font-size-asian="10pt" style:font-size-complex="10pt"/>
    </style:style>
    <style:style style:name="T94" style:family="text">
      <style:text-properties fo:font-size="10pt" officeooo:rsid="05f454ac" style:font-size-asian="10pt" style:font-size-complex="10pt"/>
    </style:style>
    <style:style style:name="T95" style:family="text">
      <style:text-properties officeooo:rsid="03f97eb4"/>
    </style:style>
    <style:style style:name="T96" style:family="text">
      <style:text-properties officeooo:rsid="03ff6190"/>
    </style:style>
    <style:style style:name="T97" style:family="text">
      <style:text-properties officeooo:rsid="040478e2"/>
    </style:style>
    <style:style style:name="T98" style:family="text">
      <style:text-properties officeooo:rsid="0406a691"/>
    </style:style>
    <style:style style:name="T99" style:family="text">
      <style:text-properties officeooo:rsid="0409c9be"/>
    </style:style>
    <style:style style:name="T100" style:family="text">
      <style:text-properties officeooo:rsid="040b924a"/>
    </style:style>
    <style:style style:name="T101" style:family="text">
      <style:text-properties officeooo:rsid="04133cd9"/>
    </style:style>
    <style:style style:name="T102" style:family="text">
      <style:text-properties officeooo:rsid="04162c14"/>
    </style:style>
    <style:style style:name="T103" style:family="text">
      <style:text-properties officeooo:rsid="04176e13"/>
    </style:style>
    <style:style style:name="T104" style:family="text">
      <style:text-properties officeooo:rsid="041a561f"/>
    </style:style>
    <style:style style:name="T105" style:family="text">
      <style:text-properties officeooo:rsid="042478c3"/>
    </style:style>
    <style:style style:name="T106" style:family="text">
      <style:text-properties officeooo:rsid="04260d78"/>
    </style:style>
    <style:style style:name="T107" style:family="text">
      <style:text-properties officeooo:rsid="04277e66"/>
    </style:style>
    <style:style style:name="T108" style:family="text">
      <style:text-properties officeooo:rsid="042d0bba"/>
    </style:style>
    <style:style style:name="T109" style:family="text">
      <style:text-properties officeooo:rsid="042fe42a"/>
    </style:style>
    <style:style style:name="T110" style:family="text">
      <style:text-properties officeooo:rsid="0433a2ee"/>
    </style:style>
    <style:style style:name="T111" style:family="text">
      <style:text-properties officeooo:rsid="044b2e33"/>
    </style:style>
    <style:style style:name="T112" style:family="text">
      <style:text-properties officeooo:rsid="044c9c21"/>
    </style:style>
    <style:style style:name="T113" style:family="text">
      <style:text-properties officeooo:rsid="044cb20e"/>
    </style:style>
    <style:style style:name="T114" style:family="text">
      <style:text-properties officeooo:rsid="0452f806"/>
    </style:style>
    <style:style style:name="T115" style:family="text">
      <style:text-properties officeooo:rsid="046ea804"/>
    </style:style>
    <style:style style:name="T116" style:family="text">
      <style:text-properties officeooo:rsid="0472abdb"/>
    </style:style>
    <style:style style:name="T117" style:family="text">
      <style:text-properties officeooo:rsid="04948989"/>
    </style:style>
    <style:style style:name="T118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19" style:family="text">
      <style:text-properties fo:language="zxx" fo:country="none" fo:font-style="italic" officeooo:rsid="03e318b9" style:language-asian="zxx" style:country-asian="none" style:font-style-asian="italic" style:language-complex="zxx" style:country-complex="none" style:font-style-complex="italic"/>
    </style:style>
    <style:style style:name="T120" style:family="text">
      <style:text-properties fo:language="zxx" fo:country="none" fo:font-style="italic" officeooo:rsid="01195af7" style:language-asian="zxx" style:country-asian="none" style:font-style-asian="italic" style:language-complex="zxx" style:country-complex="none" style:font-style-complex="italic"/>
    </style:style>
    <style:style style:name="T121" style:family="text">
      <style:text-properties fo:language="zxx" fo:country="none" fo:font-style="italic" officeooo:rsid="03ffbfc7" style:language-asian="zxx" style:country-asian="none" style:font-style-asian="italic" style:language-complex="zxx" style:country-complex="none" style:font-style-complex="italic"/>
    </style:style>
    <style:style style:name="T122" style:family="text">
      <style:text-properties fo:language="zxx" fo:country="none" fo:font-style="italic" officeooo:rsid="0471bd09" style:language-asian="zxx" style:country-asian="none" style:font-style-asian="italic" style:language-complex="zxx" style:country-complex="none" style:font-style-complex="italic"/>
    </style:style>
    <style:style style:name="T123" style:family="text">
      <style:text-properties fo:language="zxx" fo:country="none" fo:font-style="italic" officeooo:rsid="04745a7c" style:language-asian="zxx" style:country-asian="none" style:font-style-asian="italic" style:language-complex="zxx" style:country-complex="none" style:font-style-complex="italic"/>
    </style:style>
    <style:style style:name="T124" style:family="text">
      <style:text-properties fo:language="zxx" fo:country="none" style:language-asian="zxx" style:country-asian="none" style:language-complex="zxx" style:country-complex="none"/>
    </style:style>
    <style:style style:name="T125" style:family="text">
      <style:text-properties fo:language="zxx" fo:country="none" officeooo:rsid="03e318b9" style:language-asian="zxx" style:country-asian="none" style:language-complex="zxx" style:country-complex="none"/>
    </style:style>
    <style:style style:name="T126" style:family="text">
      <style:text-properties fo:language="zxx" fo:country="none" officeooo:rsid="03ffbfc7" style:language-asian="zxx" style:country-asian="none" style:language-complex="zxx" style:country-complex="none"/>
    </style:style>
    <style:style style:name="T127" style:family="text">
      <style:text-properties fo:language="zxx" fo:country="none" officeooo:rsid="041c3bac" style:language-asian="zxx" style:country-asian="none" style:language-complex="zxx" style:country-complex="none"/>
    </style:style>
    <style:style style:name="T128" style:family="text">
      <style:text-properties fo:language="zxx" fo:country="none" officeooo:rsid="041ea6b6" style:language-asian="zxx" style:country-asian="none" style:language-complex="zxx" style:country-complex="none"/>
    </style:style>
    <style:style style:name="T129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30" style:family="text">
      <style:text-properties fo:language="zxx" fo:country="none" fo:font-style="normal" officeooo:rsid="03e318b9" style:language-asian="zxx" style:country-asian="none" style:font-style-asian="normal" style:language-complex="zxx" style:country-complex="none" style:font-style-complex="normal"/>
    </style:style>
    <style:style style:name="T131" style:family="text">
      <style:text-properties fo:language="zxx" fo:country="none" fo:font-style="normal" officeooo:rsid="013c09f1" style:language-asian="zxx" style:country-asian="none" style:font-style-asian="normal" style:language-complex="zxx" style:country-complex="none" style:font-style-complex="normal"/>
    </style:style>
    <style:style style:name="T132" style:family="text">
      <style:text-properties fo:language="zxx" fo:country="none" fo:font-style="normal" officeooo:rsid="01d7e5dc" style:language-asian="zxx" style:country-asian="none" style:font-style-asian="normal" style:language-complex="zxx" style:country-complex="none" style:font-style-complex="normal"/>
    </style:style>
    <style:style style:name="T133" style:family="text">
      <style:text-properties fo:language="zxx" fo:country="none" fo:font-style="normal" officeooo:rsid="02b7b523" style:language-asian="zxx" style:country-asian="none" style:font-style-asian="normal" style:language-complex="zxx" style:country-complex="none" style:font-style-complex="normal"/>
    </style:style>
    <style:style style:name="T134" style:family="text">
      <style:text-properties fo:language="zxx" fo:country="none" fo:font-style="normal" officeooo:rsid="041ea6b6" style:language-asian="zxx" style:country-asian="none" style:font-style-asian="normal" style:language-complex="zxx" style:country-complex="none" style:font-style-complex="normal"/>
    </style:style>
    <style:style style:name="T135" style:family="text">
      <style:text-properties fo:language="zxx" fo:country="none" fo:font-style="normal" officeooo:rsid="04db283c" style:language-asian="zxx" style:country-asian="none" style:font-style-asian="normal" style:language-complex="zxx" style:country-complex="none" style:font-style-complex="normal"/>
    </style:style>
    <style:style style:name="T136" style:family="text">
      <style:text-properties fo:language="zxx" fo:country="none" fo:font-style="normal" officeooo:rsid="03ffbfc7" style:language-asian="zxx" style:country-asian="none" style:font-style-asian="normal" style:language-complex="zxx" style:country-complex="none" style:font-style-complex="normal"/>
    </style:style>
    <style:style style:name="T137" style:family="text">
      <style:text-properties fo:language="zxx" fo:country="none" fo:font-style="normal" officeooo:rsid="0452f806" style:language-asian="zxx" style:country-asian="none" style:font-style-asian="normal" style:language-complex="zxx" style:country-complex="none" style:font-style-complex="normal"/>
    </style:style>
    <style:style style:name="T138" style:family="text">
      <style:text-properties fo:language="zxx" fo:country="none" fo:font-style="normal" officeooo:rsid="045412b8" style:language-asian="zxx" style:country-asian="none" style:font-style-asian="normal" style:language-complex="zxx" style:country-complex="none" style:font-style-complex="normal"/>
    </style:style>
    <style:style style:name="T139" style:family="text">
      <style:text-properties fo:language="zxx" fo:country="none" fo:font-style="normal" officeooo:rsid="058cb9fd" style:language-asian="zxx" style:country-asian="none" style:font-style-asian="normal" style:language-complex="zxx" style:country-complex="none" style:font-style-complex="normal"/>
    </style:style>
    <style:style style:name="T140" style:family="text">
      <style:text-properties fo:language="zxx" fo:country="none" fo:font-style="normal" officeooo:rsid="04550cc0" style:language-asian="zxx" style:country-asian="none" style:font-style-asian="normal" style:language-complex="zxx" style:country-complex="none" style:font-style-complex="normal"/>
    </style:style>
    <style:style style:name="T141" style:family="text">
      <style:text-properties fo:language="zxx" fo:country="none" fo:font-style="normal" officeooo:rsid="045f493c" style:language-asian="zxx" style:country-asian="none" style:font-style-asian="normal" style:language-complex="zxx" style:country-complex="none" style:font-style-complex="normal"/>
    </style:style>
    <style:style style:name="T142" style:family="text">
      <style:text-properties fo:language="zxx" fo:country="none" fo:font-style="normal" officeooo:rsid="0458cc76" style:language-asian="zxx" style:country-asian="none" style:font-style-asian="normal" style:language-complex="zxx" style:country-complex="none" style:font-style-complex="normal"/>
    </style:style>
    <style:style style:name="T143" style:family="text">
      <style:text-properties fo:language="zxx" fo:country="none" fo:font-style="normal" officeooo:rsid="045a3468" style:language-asian="zxx" style:country-asian="none" style:font-style-asian="normal" style:language-complex="zxx" style:country-complex="none" style:font-style-complex="normal"/>
    </style:style>
    <style:style style:name="T144" style:family="text">
      <style:text-properties fo:language="zxx" fo:country="none" fo:font-style="normal" officeooo:rsid="0460d2f8" style:language-asian="zxx" style:country-asian="none" style:font-style-asian="normal" style:language-complex="zxx" style:country-complex="none" style:font-style-complex="normal"/>
    </style:style>
    <style:style style:name="T145" style:family="text">
      <style:text-properties fo:language="zxx" fo:country="none" fo:font-style="normal" officeooo:rsid="04e7a945" style:language-asian="zxx" style:country-asian="none" style:font-style-asian="normal" style:language-complex="zxx" style:country-complex="none" style:font-style-complex="normal"/>
    </style:style>
    <style:style style:name="T146" style:family="text">
      <style:text-properties fo:language="zxx" fo:country="none" fo:font-style="normal" officeooo:rsid="0471bd09" style:language-asian="zxx" style:country-asian="none" style:font-style-asian="normal" style:language-complex="zxx" style:country-complex="none" style:font-style-complex="normal"/>
    </style:style>
    <style:style style:name="T147" style:family="text">
      <style:text-properties fo:language="zxx" fo:country="none" fo:font-style="normal" officeooo:rsid="04745a7c" style:language-asian="zxx" style:country-asian="none" style:font-style-asian="normal" style:language-complex="zxx" style:country-complex="none" style:font-style-complex="normal"/>
    </style:style>
    <style:style style:name="T148" style:family="text">
      <style:text-properties fo:language="zxx" fo:country="none" fo:font-style="normal" officeooo:rsid="0669d0bf" style:language-asian="zxx" style:country-asian="none" style:font-style-asian="normal" style:language-complex="zxx" style:country-complex="none" style:font-style-complex="normal"/>
    </style:style>
    <style:style style:name="T149" style:family="text">
      <style:text-properties fo:language="zxx" fo:country="none" fo:font-style="normal" officeooo:rsid="04ff927a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officeooo:rsid="049eb594"/>
    </style:style>
    <style:style style:name="T151" style:family="text">
      <style:text-properties officeooo:rsid="04a16bba"/>
    </style:style>
    <style:style style:name="T152" style:family="text">
      <style:text-properties officeooo:rsid="04a45ba8"/>
    </style:style>
    <style:style style:name="T153" style:family="text">
      <style:text-properties officeooo:rsid="04b02499"/>
    </style:style>
    <style:style style:name="T154" style:family="text">
      <style:text-properties officeooo:rsid="04bdfa6c"/>
    </style:style>
    <style:style style:name="T155" style:family="text">
      <style:text-properties officeooo:rsid="04bf577b"/>
    </style:style>
    <style:style style:name="T156" style:family="text">
      <style:text-properties officeooo:rsid="04d284cf"/>
    </style:style>
    <style:style style:name="T157" style:family="text">
      <style:text-properties officeooo:rsid="04d4f059"/>
    </style:style>
    <style:style style:name="T158" style:family="text">
      <style:text-properties officeooo:rsid="04ea6956"/>
    </style:style>
    <style:style style:name="T159" style:family="text">
      <style:text-properties officeooo:rsid="050a1785"/>
    </style:style>
    <style:style style:name="T160" style:family="text">
      <style:text-properties officeooo:rsid="0495fa7b"/>
    </style:style>
    <style:style style:name="T161" style:family="text">
      <style:text-properties officeooo:rsid="05361ccf"/>
    </style:style>
    <style:style style:name="T162" style:family="text">
      <style:text-properties officeooo:rsid="0537730b"/>
    </style:style>
    <style:style style:name="T163" style:family="text">
      <style:text-properties style:text-line-through-style="none" style:text-line-through-type="none" officeooo:rsid="03e81062"/>
    </style:style>
    <style:style style:name="T164" style:family="text">
      <style:text-properties style:text-line-through-style="none" style:text-line-through-type="none" style:font-name="Source Code Pro" fo:font-size="10pt" officeooo:rsid="053d3208" style:font-size-asian="10pt" style:font-size-complex="10pt"/>
    </style:style>
    <style:style style:name="T165" style:family="text">
      <style:text-properties style:text-line-through-style="none" style:text-line-through-type="none" style:font-name="Source Code Pro" fo:font-size="10pt" officeooo:rsid="03e81062" style:font-size-asian="10pt" style:font-size-complex="10pt"/>
    </style:style>
    <style:style style:name="T166" style:family="text">
      <style:text-properties officeooo:rsid="053e1b67"/>
    </style:style>
    <style:style style:name="T167" style:family="text">
      <style:text-properties officeooo:rsid="0546f382"/>
    </style:style>
    <style:style style:name="T168" style:family="text">
      <style:text-properties officeooo:rsid="05683079"/>
    </style:style>
    <style:style style:name="T169" style:family="text">
      <style:text-properties officeooo:rsid="057661cc"/>
    </style:style>
    <style:style style:name="T170" style:family="text">
      <style:text-properties officeooo:rsid="057fff26"/>
    </style:style>
    <style:style style:name="T171" style:family="text">
      <style:text-properties officeooo:rsid="05afae1f"/>
    </style:style>
    <style:style style:name="T172" style:family="text">
      <style:text-properties officeooo:rsid="05edb952"/>
    </style:style>
    <style:style style:name="T173" style:family="text">
      <style:text-properties officeooo:rsid="06165d6d"/>
    </style:style>
    <style:style style:name="T174" style:family="text">
      <style:text-properties officeooo:rsid="0626f4c5"/>
    </style:style>
    <style:style style:name="T175" style:family="text">
      <style:text-properties officeooo:rsid="063d58d9"/>
    </style:style>
    <style:style style:name="T176" style:family="text">
      <style:text-properties officeooo:rsid="066f4572"/>
    </style:style>
    <style:style style:name="T177" style:family="text">
      <style:text-properties officeooo:rsid="06705077"/>
    </style:style>
    <style:style style:name="T178" style:family="text">
      <style:text-properties officeooo:rsid="0678065b"/>
    </style:style>
    <style:style style:name="T179" style:family="text">
      <style:text-properties officeooo:rsid="0677aad2"/>
    </style:style>
    <style:style style:name="T180" style:family="text">
      <style:text-properties style:use-window-font-color="true" loext:opacity="0%" style:font-name="Source Code Pro" fo:font-size="10pt" style:font-name-asian="Bitstream Vera Sans Mono" style:font-size-asian="10pt" style:font-name-complex="Bitstream Vera Sans Mono" style:font-size-complex="10pt"/>
    </style:style>
    <style:style style:name="T181" style:family="text">
      <style:text-properties style:font-name="Source Code Pro"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2.1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6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9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9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3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6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3.5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5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none" draw:fill-color="#ffffff" fo:min-height="1.7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7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none" draw:fill-color="#ffffff" fo:min-height="3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none" draw:fill-color="#ffffff" fo:min-height="4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4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6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NTP 2019/2020.</text:p>
      <text:p text:style-name="P29"/>
      <text:p text:style-name="P29">Vežb<text:span text:style-name="T61">e</text:span> <text:span text:style-name="T117">6, 7. i 8.</text:span></text:p>
      <text:p text:style-name="P26"/>
      <text:p text:style-name="P13">U š<text:span text:style-name="T62">estom, sedmom i osmom terminu</text:span> vežbi studenti bi trebalo da se upoznaju sa <text:span text:style-name="T62">programskim jezikom </text:span><text:span text:style-name="T2">Go</text:span><text:span text:style-name="T2"><text:note text:id="ftn1" text:note-class="footnote"><text:note-citation>1</text:note-citation><text:note-body><text:p text:style-name="P7"><text:span text:style-name="T160">U literaturi </text:span><text:span text:style-name="T86">p</text:span><text:span text:style-name="T87">oznat i kao </text:span><text:span text:style-name="T22">Golang</text:span><text:span text:style-name="T32">.</text:span></text:p></text:note-body></text:note></text:span>, samostalno proučavajući dolenavedene materijale:</text:p>
      <text:list xml:id="list3527009281" text:style-name="L1">
        <text:list-item>
          <text:p text:style-name="P32"><text:a xlink:type="simple" xlink:href="http://www.igordejanovic.net/courses/tech/GoLang/" text:style-name="Internet_20_link" text:visited-style-name="Visited_20_Internet_20_Link"><text:span text:style-name="T130">Programski jezik</text:span></text:a><text:a xlink:type="simple" xlink:href="http://www.igordejanovic.net/courses/tech/GoLang/" text:style-name="Internet_20_link" text:visited-style-name="Visited_20_Internet_20_Link"><text:span text:style-name="T119"> Go</text:span></text:a><text:span text:style-name="T119"> - </text:span><text:span text:style-name="T130">prezentacija</text:span></text:p>
        </text:list-item>
        <text:list-item>
          <text:p text:style-name="P33"><text:a xlink:type="simple" xlink:href="https://www.youtube.com/watch?v=Isy5xPsteBU" text:style-name="Internet_20_link" text:visited-style-name="Visited_20_Internet_20_Link"><text:span text:style-name="T118">Go</text:span></text:a><text:a xlink:type="simple" xlink:href="https://www.youtube.com/watch?v=Isy5xPsteBU" text:style-name="Internet_20_link" text:visited-style-name="Visited_20_Internet_20_Link"><text:span text:style-name="T131"> vide</text:span></text:a><text:a xlink:type="simple" xlink:href="https://www.youtube.com/watch?v=Isy5xPsteBU" text:style-name="Internet_20_link" text:visited-style-name="Visited_20_Internet_20_Link"><text:span text:style-name="T132">o</text:span></text:a><text:a xlink:type="simple" xlink:href="https://www.youtube.com/watch?v=Isy5xPsteBU" text:style-name="Internet_20_link" text:visited-style-name="Visited_20_Internet_20_Link"><text:span text:style-name="T131">-predavanje </text:span></text:a><text:a xlink:type="simple" xlink:href="https://www.youtube.com/watch?v=Isy5xPsteBU" text:style-name="Internet_20_link" text:visited-style-name="Visited_20_Internet_20_Link"><text:span text:style-name="T133">1</text:span></text:a></text:p>
        </text:list-item>
        <text:list-item>
          <text:p text:style-name="P34"><text:a xlink:type="simple" xlink:href="https://www.youtube.com/watch?v=jTinV9xluro" text:style-name="Internet_20_link" text:visited-style-name="Visited_20_Internet_20_Link"><text:span text:style-name="T120">G</text:span></text:a><text:a xlink:type="simple" xlink:href="https://www.youtube.com/watch?v=jTinV9xluro" text:style-name="Internet_20_link" text:visited-style-name="Visited_20_Internet_20_Link"><text:span text:style-name="T119">o</text:span></text:a><text:a xlink:type="simple" xlink:href="https://www.youtube.com/watch?v=jTinV9xluro" text:style-name="Internet_20_link" text:visited-style-name="Visited_20_Internet_20_Link"><text:span text:style-name="T131"> vide</text:span></text:a><text:a xlink:type="simple" xlink:href="https://www.youtube.com/watch?v=jTinV9xluro" text:style-name="Internet_20_link" text:visited-style-name="Visited_20_Internet_20_Link"><text:span text:style-name="T132">o</text:span></text:a><text:a xlink:type="simple" xlink:href="https://www.youtube.com/watch?v=jTinV9xluro" text:style-name="Internet_20_link" text:visited-style-name="Visited_20_Internet_20_Link"><text:span text:style-name="T131">-predavanje </text:span></text:a><text:a xlink:type="simple" xlink:href="https://www.youtube.com/watch?v=jTinV9xluro" text:style-name="Internet_20_link" text:visited-style-name="Visited_20_Internet_20_Link"><text:span text:style-name="T133">2</text:span></text:a></text:p>
        </text:list-item>
        <text:list-item>
          <text:p text:style-name="P44"><text:a xlink:type="simple" xlink:href="https://www.youtube.com/watch?v=oswLt-uq1oc" text:style-name="Internet_20_link" text:visited-style-name="Visited_20_Internet_20_Link"><text:span text:style-name="T120">G</text:span></text:a><text:a xlink:type="simple" xlink:href="https://www.youtube.com/watch?v=oswLt-uq1oc" text:style-name="Internet_20_link" text:visited-style-name="Visited_20_Internet_20_Link"><text:span text:style-name="T118">o</text:span></text:a><text:a xlink:type="simple" xlink:href="https://www.youtube.com/watch?v=oswLt-uq1oc" text:style-name="Internet_20_link" text:visited-style-name="Visited_20_Internet_20_Link"><text:span text:style-name="T131"> vide</text:span></text:a><text:a xlink:type="simple" xlink:href="https://www.youtube.com/watch?v=oswLt-uq1oc" text:style-name="Internet_20_link" text:visited-style-name="Visited_20_Internet_20_Link"><text:span text:style-name="T132">o</text:span></text:a><text:a xlink:type="simple" xlink:href="https://www.youtube.com/watch?v=oswLt-uq1oc" text:style-name="Internet_20_link" text:visited-style-name="Visited_20_Internet_20_Link"><text:span text:style-name="T131">-predavanje </text:span></text:a><text:a xlink:type="simple" xlink:href="https://www.youtube.com/watch?v=oswLt-uq1oc" text:style-name="Internet_20_link" text:visited-style-name="Visited_20_Internet_20_Link"><text:span text:style-name="T129">3</text:span></text:a></text:p>
        </text:list-item>
        <text:list-item>
          <text:p text:style-name="P44"><text:a xlink:type="simple" xlink:href="https://golang.org/doc/install" text:style-name="Internet_20_link" text:visited-style-name="Visited_20_Internet_20_Link"><text:span text:style-name="T133">I</text:span></text:a><text:a xlink:type="simple" xlink:href="https://golang.org/doc/install" text:style-name="Internet_20_link" text:visited-style-name="Visited_20_Internet_20_Link"><text:span text:style-name="T129">nstalacija</text:span></text:a><text:a xlink:type="simple" xlink:href="https://golang.org/doc/install" text:style-name="Internet_20_link" text:visited-style-name="Visited_20_Internet_20_Link"><text:span text:style-name="T118"> Go </text:span></text:a><text:a xlink:type="simple" xlink:href="https://golang.org/doc/install" text:style-name="Internet_20_link" text:visited-style-name="Visited_20_Internet_20_Link"><text:span text:style-name="T129">okruženja</text:span></text:a><text:span text:style-name="T129">.</text:span></text:p>
        </text:list-item>
        <text:list-item>
          <text:p text:style-name="P32"><text:a xlink:type="simple" xlink:href="https://tour.golang.org/welcome/1" text:style-name="Internet_20_link" text:visited-style-name="Visited_20_Internet_20_Link"><text:span text:style-name="T119">A tour of Go</text:span></text:a><text:span text:style-name="T119"> – </text:span><text:span text:style-name="T130">interaktivni </text:span><text:span text:style-name="T119">tutorial</text:span></text:p>
        </text:list-item>
        <text:list-item>
          <text:p text:style-name="P35"><text:a xlink:type="simple" xlink:href="https://golang.org/doc/code.html" text:style-name="Internet_20_link" text:visited-style-name="Visited_20_Internet_20_Link"><text:span text:style-name="T119">How to Write Go Code</text:span></text:a><text:span text:style-name="T125"> – konvencije i smernice za pisanje i organizaciju </text:span><text:span text:style-name="T119">Go</text:span><text:span text:style-name="T125"> koda.</text:span></text:p>
          <text:list>
            <text:list-header>
              <text:p text:style-name="P45"/>
            </text:list-header>
          </text:list>
        </text:list-item>
      </text:list>
      <text:p text:style-name="P27">Zadaci za samostalni rad</text:p>
      <text:p text:style-name="P27"/>
      <text:p text:style-name="P17">Nakon prolaska kroz gorenavedene materijale, ali i uz dodatno samostalno istraživanje, potrebno je uraditi sledeće zadatke (teorijske i praktične):</text:p>
      <text:p text:style-name="P17"/>
      <text:p text:style-name="P31">T<text:span text:style-name="T105">eorijska pitanja</text:span></text:p>
      <text:list xml:id="list3239429556" text:style-name="L2">
        <text:list-item>
          <text:p text:style-name="P46">Da li je programski jezik <text:span text:style-name="T1">Go</text:span> kompajliran ili interpretiran programski jezik? Objasniti.</text:p>
        </text:list-item>
        <text:list-item>
          <text:p text:style-name="P46">Da li je programski jezik <text:span text:style-name="T1">Go</text:span> statički ili dinamički tipiziran programski jezik? Objasniti.</text:p>
        </text:list-item>
        <text:list-item>
          <text:p text:style-name="P46">Objasniti pojmove radni prostor (engl. <text:span text:style-name="T1">workspace</text:span>), repozitorijum, modul, paket i izvorna datoteka u kontekstu programskog jezika <text:span text:style-name="T1">Go</text:span>.</text:p>
        </text:list-item>
        <text:list-item>
          <text:p text:style-name="P46">Koja dva tipa izvorn<text:span text:style-name="T161">ih</text:span> datotek<text:span text:style-name="T161">a</text:span> postoje? Koje s<text:span text:style-name="T150">u</text:span> bitne razlike između njih? </text:p>
        </text:list-item>
        <text:list-item>
          <text:p text:style-name="P46">Kako se gradi <text:span text:style-name="T1">import</text:span> prefiks za pakete koji pripadaju standardnoj biblioteci, a kako za pakete koji joj ne pripadaju?</text:p>
        </text:list-item>
        <text:list-item>
          <text:p text:style-name="P46">Kako su regulisana prava pristupa funkcijama izvan paketa kojima pripadaju?</text:p>
        </text:list-item>
        <text:list-item>
          <text:p text:style-name="P46">Objasniti postupak pisanja i pokretanja jediničnih testova?</text:p>
        </text:list-item>
        <text:list-item>
          <text:p text:style-name="P46">Kako je realizovano upravljanje memorijom (engl. <text:span text:style-name="T1">memory management</text:span>). </text:p>
        </text:list-item>
        <text:list-item>
          <text:p text:style-name="P47">Da li programsk jezik <text:span text:style-name="T1">Go</text:span> nativno podržava konkurentno programiranje? Objasniti.</text:p>
        </text:list-item>
        <text:list-item>
          <text:p text:style-name="P47">Šta mora biti prvi iskaz u izvornoj datoteci?</text:p>
        </text:list-item>
        <text:list-item>
          <text:p text:style-name="P47">Gde se smeštaju izvršne komande <text:span text:style-name="T176">nakon instalacije</text:span>?</text:p>
        </text:list-item>
        <text:list-item>
          <text:p text:style-name="P47">Š<text:span text:style-name="T171">ta</text:span> je ulazna tačka u <text:span text:style-name="T1">Go</text:span> program?</text:p>
        </text:list-item>
        <text:list-item>
          <text:p text:style-name="P48">Š<text:span text:style-name="T151">ta je naziv, a šta </text:span><text:span text:style-name="T177">(import) </text:span><text:span text:style-name="T151">putanja paketa </text:span><text:span text:style-name="T178">koji ne pripada standardnoj biblioteci</text:span><text:span text:style-name="T151">? Da li naziv paketa mora biti jedinstven? A putanja paketa?</text:span></text:p>
        </text:list-item>
        <text:list-item>
          <text:p text:style-name="P47">Koliko povratnih vrednosti može da vrati funkcija?</text:p>
        </text:list-item>
        <text:list-item>
          <text:p text:style-name="P47">Šta su to imenovane povratne vrednosti? <text:span text:style-name="T79">Koja je njihova najbitnija uloga? </text:span>Kada ih je zgodno koristiti, a kada se ne preporučuje njihova upotreba?</text:p>
        </text:list-item>
        <text:list-item>
          <text:p text:style-name="P49"><text:span text:style-name="T63">Šta je </text:span><text:span text:style-name="T3">return</text:span><text:span text:style-name="T63"> iskaz bez argumenata (engl. </text:span><text:span text:style-name="T3">naked return</text:span><text:span text:style-name="T63">)? Kada se najčešće koristi?</text:span></text:p>
        </text:list-item>
        <text:list-item>
          <text:p text:style-name="P62">Na koja dva načina je moguće deklarisati novu promenljivu? Po čemu se razlikuju?</text:p>
        </text:list-item>
        <text:list-item>
          <text:p text:style-name="P50">Koja je uloga operatora <text:span text:style-name="T55">:=</text:span> u programskom jeziku <text:span text:style-name="T1">Go</text:span>? Da li se može koristiti van funkcije? <text:span text:style-name="T162">Obrazložiti odgovor.</text:span></text:p>
        </text:list-item>
        <text:list-item>
          <text:p text:style-name="P62">Šta su to nulte vrednosti (<text:span text:style-name="T152">engl. </text:span><text:span text:style-name="T23">zero values</text:span><text:span text:style-name="T152">)</text:span>?</text:p>
        </text:list-item>
        <text:list-item>
          <text:p text:style-name="P51"><text:span text:style-name="T163">Da li je iskaz </text:span><text:span text:style-name="T165">v</text:span><text:span text:style-name="T164">ar </text:span><text:span text:style-name="T165">a </text:span><text:span text:style-name="T164">i</text:span><text:span text:style-name="T165">nt32 = uint32(55)</text:span><text:span text:style-name="T163"> validan? Obrazložiti odgovor.</text:span></text:p>
        </text:list-item>
        <text:list-item>
          <text:p text:style-name="P50">Š<text:span text:style-name="T153">ta je inferencija tipova (engl. </text:span><text:span text:style-name="T19">type inference</text:span><text:span text:style-name="T153">)?</text:span></text:p>
        </text:list-item>
        <text:list-item>
          <text:p text:style-name="P52"><text:soft-page-break/><text:span text:style-name="T64">Na osnovu sledećeg isečka koda potrebno je odrediti tip za promenljive </text:span><text:span text:style-name="T45">i</text:span><text:span text:style-name="T65">, </text:span><text:span text:style-name="T45">j</text:span><text:span text:style-name="T65">, </text:span><text:span text:style-name="T45">k</text:span><text:span text:style-name="T65">, </text:span><text:span text:style-name="T45">f </text:span><text:span text:style-name="T66">i</text:span><text:span text:style-name="T46"> </text:span><text:span text:style-name="T45">g</text:span></text:p>
        </text:list-item>
      </text:list>
      <text:p text:style-name="P14"><draw:frame text:anchor-type="paragraph" draw:z-index="0" draw:name="Shape2" draw:style-name="gr4" draw:text-style-name="P98" svg:width="0.2303in" svg:height="2.626in" svg:x="1.222in" svg:y="0.0638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/draw:text-box></draw:frame><draw:frame text:anchor-type="paragraph" draw:z-index="1" draw:name="Shape1" draw:style-name="gr3" draw:text-style-name="P96" svg:width="4.326in" svg:height="2.626in" svg:x="1.4866in" svg:y="0.0563in"><draw:text-box><text:p text:style-name="P95"><text:span text:style-name="T180">package main</text:span></text:p><text:p text:style-name="P95"><text:span text:style-name="T180"/></text:p><text:p text:style-name="P95"><text:span text:style-name="T180">import (</text:span></text:p><text:p text:style-name="P95"><text:span text:style-name="T180"><text:tab/></text:span><text:span text:style-name="T180">"fmt"</text:span></text:p><text:p text:style-name="P95"><text:span text:style-name="T180">)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// package, imports, main, etc.</text:span></text:p><text:p text:style-name="P95"><text:span text:style-name="T180"><text:tab/></text:span><text:span text:style-name="T180">var i int</text:span></text:p><text:p text:style-name="P95"><text:span text:style-name="T180"><text:tab/></text:span><text:span text:style-name="T180">j := i</text:span></text:p><text:p text:style-name="P95"><text:span text:style-name="T180"><text:tab/></text:span><text:span text:style-name="T180">k := 42</text:span></text:p><text:p text:style-name="P95"><text:span text:style-name="T180"><text:tab/></text:span><text:span text:style-name="T180">f := 3.142</text:span></text:p><text:p text:style-name="P95"><text:span text:style-name="T180"><text:tab/></text:span><text:span text:style-name="T180">g := 0.867 + 0.5i</text:span></text:p><text:p text:style-name="P95"><text:span text:style-name="T180"><text:tab/></text:span><text:span text:style-name="T180">fmt.Println(i, j, k, f, g)</text:span></text:p><text:p text:style-name="P95"><text:span text:style-name="T180">}</text:span></text:p></draw:text-box></draw:frame></text:p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21902275141615" text:continue-numbering="true" text:style-name="L2">
        <text:list-item>
          <text:p text:style-name="P53"><text:span text:style-name="T77">Kako se definišu konstante? Da li je moguća upotreba operatora </text:span><text:span text:style-name="T56">:=</text:span><text:span text:style-name="T57"> </text:span><text:span text:style-name="T72">prilikom definicije konstant</text:span><text:span text:style-name="T73">i</text:span><text:span text:style-name="T69">? </text:span><text:span text:style-name="T71">Kog sve tipa mogu biti konstatne? </text:span><text:span text:style-name="T70">Kog </text:span><text:span text:style-name="T76">su </text:span><text:span text:style-name="T70">tipa konstante </text:span><text:span text:style-name="T74">deklarisane bez ekplicitnog navođenja</text:span><text:span text:style-name="T74"><text:note text:id="ftn2" text:note-class="footnote"><text:note-citation>2</text:note-citation><text:note-body><text:p text:style-name="P8">Npr. <text:span text:style-name="T166">k</text:span>onstanta <text:span text:style-name="T60">Huge</text:span> iz primera <text:bookmark-ref text:reference-format="number" text:ref-name="__RefNumPara__1606_1224739931">24</text:bookmark-ref>.</text:p></text:note-body></text:note></text:span><text:span text:style-name="T74"> </text:span><text:span text:style-name="T75">tipa</text:span><text:span text:style-name="T70">? </text:span></text:p>
        </text:list-item>
        <text:list-item>
          <text:p text:style-name="P63"><text:bookmark-start text:name="__RefNumPara__1606_1224739931"/>Šta će biti prikazano na standardnom izlazu nakon izvršavanja sledećeg isečka koda? Zašto?<text:bookmark-end text:name="__RefNumPara__1606_1224739931"/></text:p>
        </text:list-item>
      </text:list>
      <text:p text:style-name="P30"><draw:frame text:anchor-type="paragraph" draw:z-index="22" draw:name="Shape2" draw:style-name="gr2" draw:text-style-name="P98" svg:width="0.2303in" svg:height="2.115in" svg:x="1.222in" svg:y="0.0417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/draw:text-box></draw:frame><draw:frame text:anchor-type="paragraph" draw:z-index="23" draw:name="Shape1" draw:style-name="gr1" draw:text-style-name="P96" svg:width="4.326in" svg:height="2.1012in" svg:x="1.5075in" svg:y="0.0417in"><draw:text-box><text:p text:style-name="P95"><text:span text:style-name="T180">package main</text:span></text:p><text:p text:style-name="P95"><text:span text:style-name="T180"/></text:p><text:p text:style-name="P95"><text:span text:style-name="T180">import (</text:span></text:p><text:p text:style-name="P95"><text:span text:style-name="T180"><text:tab/></text:span><text:span text:style-name="T180">"fmt"</text:span></text:p><text:p text:style-name="P95"><text:span text:style-name="T180">)</text:span></text:p><text:p text:style-name="P95"><text:span text:style-name="T180"/></text:p><text:p text:style-name="P95"><text:span text:style-name="T180">const Huge = 1e1000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fmt.Println(Huge / 1e999)</text:span></text:p><text:p text:style-name="P95"><text:span text:style-name="T180"><text:tab/></text:span><text:span text:style-name="T180">fmt.Println(Huge)</text:span></text:p><text:p text:style-name="P95"><text:span text:style-name="T180">}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21903406567118" text:continue-numbering="true" text:style-name="L2">
        <text:list-item>
          <text:p text:style-name="P64">Š<text:span text:style-name="T78">ta je </text:span><text:span text:style-name="T4">factored import</text:span><text:span text:style-name="T78">? Navesti nekoliko primera njegove upotrebe.</text:span></text:p>
        </text:list-item>
        <text:list-item>
          <text:p text:style-name="P65">Dolenavedeni isečak koda ima jednu grešku. Potrebno je pronaći i ispraviti.</text:p>
        </text:list-item>
      </text:list>
      <text:p text:style-name="P16"><draw:frame text:anchor-type="paragraph" draw:z-index="2" draw:name="Shape2" draw:style-name="gr18" draw:text-style-name="P98" svg:width="0.2303in" svg:height="1.7606in" svg:x="1.222in" svg:y="0.0472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/draw:text-box></draw:frame><draw:frame text:anchor-type="paragraph" draw:z-index="3" draw:name="Shape1" draw:style-name="gr11" draw:text-style-name="P96" svg:width="4.326in" svg:height="1.7512in" svg:x="1.5075in" svg:y="0.0472in"><draw:text-box><text:p text:style-name="P95"><text:span text:style-name="T180">package main</text:span></text:p><text:p text:style-name="P95"><text:span text:style-name="T180"/></text:p><text:p text:style-name="P95"><text:span text:style-name="T180">import (</text:span></text:p><text:p text:style-name="P95"><text:span text:style-name="T180"><text:tab/></text:span><text:span text:style-name="T180">"fmt"</text:span></text:p><text:p text:style-name="P95"><text:span text:style-name="T180"><text:tab/></text:span><text:span text:style-name="T180">"math"</text:span></text:p><text:p text:style-name="P95"><text:span text:style-name="T180">)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fmt.Println(math.pi)</text:span></text:p><text:p text:style-name="P95"><text:span text:style-name="T180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21902061860920" text:continue-numbering="true" text:style-name="L2">
        <text:list-item>
          <text:p text:style-name="P67">Kolika je širina<text:note text:id="ftn3" text:note-class="footnote"><text:note-citation>3</text:note-citation><text:note-body><text:p text:style-name="P1">izražena u bitovima</text:p></text:note-body></text:note> sledećih tipova <text:span text:style-name="T167">podataka</text:span> <text:span text:style-name="T34">int</text:span><text:span text:style-name="T80">, </text:span><text:span text:style-name="T34">uint</text:span><text:span text:style-name="T80"> i </text:span><text:span text:style-name="T34">uintptr</text:span><text:span text:style-name="T67">?</text:span></text:p>
        </text:list-item>
        <text:list-item>
          <text:p text:style-name="P66">Dolenavedeni isečak koda ima nekoliko grešaka. Potrebno ih je pronaći i ispraviti.</text:p>
        </text:list-item>
      </text:list>
      <text:p text:style-name="P12"><draw:frame text:anchor-type="paragraph" draw:z-index="4" draw:name="Shape2" draw:style-name="gr17" draw:text-style-name="P98" svg:width="0.2303in" svg:height="2.6543in" svg:x="1.1736in" svg:y="0.0319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/draw:text-box></draw:frame><draw:frame text:anchor-type="paragraph" draw:z-index="5" draw:name="Shape1" draw:style-name="gr3" draw:text-style-name="P96" svg:width="4.6043in" svg:height="2.626in" svg:x="1.4591in" svg:y="0.0319in"><draw:text-box><text:p text:style-name="P95"><text:span text:style-name="T180">package main</text:span></text:p><text:p text:style-name="P95"><text:span text:style-name="T180"/></text:p><text:p text:style-name="P95"><text:span text:style-name="T180">import (</text:span></text:p><text:p text:style-name="P95"><text:span text:style-name="T180"><text:tab/></text:span><text:span text:style-name="T180">"fmt"</text:span></text:p><text:p text:style-name="P95"><text:span text:style-name="T180"><text:tab/></text:span><text:span text:style-name="T180">"math"</text:span></text:p><text:p text:style-name="P95"><text:span text:style-name="T180"><text:tab/></text:span><text:span text:style-name="T180">"strings"</text:span></text:p><text:p text:style-name="P95"><text:span text:style-name="T180">)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var a int = 23</text:span></text:p><text:p text:style-name="P95"><text:span text:style-name="T180"><text:tab/></text:span><text:span text:style-name="T180">var x, y int = 3, 4</text:span></text:p><text:p text:style-name="P95"><text:span text:style-name="T180"><text:tab/></text:span><text:span text:style-name="T180">var f float64 = math.Sqrt(float64(x*x + y*y))</text:span></text:p><text:p text:style-name="P95"><text:span text:style-name="T180"><text:tab/></text:span><text:span text:style-name="T180">var z uint = f</text:span></text:p><text:p text:style-name="P95"><text:span text:style-name="T180"><text:tab/></text:span><text:span text:style-name="T180">fmt.Println(x, y, z)</text:span></text:p><text:p text:style-name="P95"><text:span text:style-name="T180">}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list xml:id="list221902093184330" text:continue-numbering="true" text:style-name="L2">
        <text:list-item>
          <text:p text:style-name="P68">Kako se <text:span text:style-name="T173">u</text:span> programskom jeziku <text:span text:style-name="T1">Go</text:span> navodi <text:span text:style-name="T39">while</text:span> petlja?</text:p>
          <text:p text:style-name="P68"/>
        </text:list-item>
        <text:list-item>
          <text:p text:style-name="P54"><text:span text:style-name="T81">Potrebno je pronaći i ispraviti sve greške u navedenom isečku koda. Nakon toga odrediti doseg <text:s/>(engl. </text:span><text:span text:style-name="T5">scope</text:span><text:span text:style-name="T81">) važenja promenljive </text:span><text:span text:style-name="T35">v</text:span><text:span text:style-name="T68">.</text:span></text:p>
        </text:list-item>
      </text:list>
      <text:p text:style-name="P20"><draw:frame text:anchor-type="paragraph" draw:z-index="6" draw:name="Shape2" draw:style-name="gr16" draw:text-style-name="P98" svg:width="0.2303in" svg:height="4.376in" svg:x="1.1181in" svg:y="0.039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text:p text:style-name="P97"><text:span text:style-name="T181">16</text:span></text:p><text:p text:style-name="P97"><text:span text:style-name="T181">17</text:span></text:p><text:p text:style-name="P97"><text:span text:style-name="T181">18</text:span></text:p><text:p text:style-name="P97"><text:span text:style-name="T181">19</text:span></text:p><text:p text:style-name="P97"><text:span text:style-name="T181">20</text:span></text:p><text:p text:style-name="P97"><text:span text:style-name="T181">21</text:span></text:p><text:p text:style-name="P97"><text:span text:style-name="T181">22</text:span></text:p><text:p text:style-name="P97"><text:span text:style-name="T181">23</text:span></text:p><text:p text:style-name="P97"><text:span text:style-name="T181">24</text:span></text:p><text:p text:style-name="P97"><text:span text:style-name="T181">25</text:span></text:p></draw:text-box></draw:frame><draw:frame text:anchor-type="paragraph" draw:z-index="7" draw:name="Shape1" draw:style-name="gr15" draw:text-style-name="P96" svg:width="4.6043in" svg:height="4.376in" svg:x="1.4035in" svg:y="0.039in"><draw:text-box><text:p text:style-name="P95"><text:span text:style-name="T180">package main</text:span></text:p><text:p text:style-name="P95"><text:span text:style-name="T180"/></text:p><text:p text:style-name="P95"><text:span text:style-name="T180">import (</text:span></text:p><text:p text:style-name="P95"><text:span text:style-name="T180"><text:tab/></text:span><text:span text:style-name="T180">"fmt"</text:span></text:p><text:p text:style-name="P95"><text:span text:style-name="T180"><text:tab/></text:span><text:span text:style-name="T180">"math"</text:span></text:p><text:p text:style-name="P95"><text:span text:style-name="T180">)</text:span></text:p><text:p text:style-name="P95"><text:span text:style-name="T180"/></text:p><text:p text:style-name="P95"><text:span text:style-name="T180">func pow(x, n, lim float64) float64 {</text:span></text:p><text:p text:style-name="P95"><text:span text:style-name="T180"><text:tab/></text:span><text:span text:style-name="T180">if v := math.Pow(x, n); v &lt; lim {</text:span></text:p><text:p text:style-name="P95"><text:span text:style-name="T180"><text:tab/></text:span><text:span text:style-name="T180"><text:tab/></text:span><text:span text:style-name="T180">return v</text:span></text:p><text:p text:style-name="P95"><text:span text:style-name="T180"><text:tab/></text:span><text:span text:style-name="T180">}</text:span></text:p><text:p text:style-name="P95"><text:span text:style-name="T180"><text:tab/></text:span><text:span text:style-name="T180">else</text:span></text:p><text:p text:style-name="P95"><text:span text:style-name="T180"><text:tab/></text:span><text:span text:style-name="T180"><text:tab/></text:span><text:span text:style-name="T180">fmt.Printf("%g &gt;= %g\n", v, lim)</text:span></text:p><text:p text:style-name="P95"><text:span text:style-name="T180"><text:tab/></text:span><text:span text:style-name="T180">return lim</text:span></text:p><text:p text:style-name="P95"><text:span text:style-name="T180">}</text:span></text:p><text:p text:style-name="P95"><text:span text:style-name="T180"/></text:p><text:p text:style-name="P95"><text:span text:style-name="T180">a := 33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fmt.Println(</text:span></text:p><text:p text:style-name="P95"><text:span text:style-name="T180"><text:tab/></text:span><text:span text:style-name="T180"><text:tab/></text:span><text:span text:style-name="T180">pow(3, 2, 10),</text:span></text:p><text:p text:style-name="P95"><text:span text:style-name="T180"><text:tab/></text:span><text:span text:style-name="T180"><text:tab/></text:span><text:span text:style-name="T180">pow(3, 3, 20),</text:span></text:p><text:p text:style-name="P95"><text:span text:style-name="T180"><text:tab/></text:span><text:span text:style-name="T180">)</text:span></text:p><text:p text:style-name="P95"><text:span text:style-name="T180"><text:tab/></text:span><text:span text:style-name="T180">fmt.Println(a)</text:span></text:p><text:p text:style-name="P95"><text:span text:style-name="T180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21903422688176" text:continue-numbering="true" text:style-name="L2">
        <text:list-item>
          <text:p text:style-name="P72">Šta će biti prikazano na standardnom izlazu nakon izvršavanja sledećeg isečka koda? <text:span text:style-name="T168">Zašto?</text:span></text:p>
        </text:list-item>
      </text:list>
      <text:p text:style-name="P21"><draw:frame text:anchor-type="paragraph" draw:z-index="8" draw:name="Shape2" draw:style-name="gr16" draw:text-style-name="P98" svg:width="0.2303in" svg:height="4.376in" svg:x="1.1736in" svg:y="0.0429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text:p text:style-name="P97"><text:span text:style-name="T181">16</text:span></text:p><text:p text:style-name="P97"><text:span text:style-name="T181">17</text:span></text:p><text:p text:style-name="P97"><text:span text:style-name="T181">18</text:span></text:p><text:p text:style-name="P97"><text:span text:style-name="T181">19</text:span></text:p><text:p text:style-name="P97"><text:span text:style-name="T181">20</text:span></text:p><text:p text:style-name="P97"><text:span text:style-name="T181">21</text:span></text:p><text:p text:style-name="P97"><text:span text:style-name="T181">22</text:span></text:p><text:p text:style-name="P97"><text:span text:style-name="T181">23</text:span></text:p><text:p text:style-name="P97"><text:span text:style-name="T181">24</text:span></text:p><text:p text:style-name="P97"><text:span text:style-name="T181">25</text:span></text:p></draw:text-box></draw:frame><draw:frame text:anchor-type="paragraph" draw:z-index="9" draw:name="Shape1" draw:style-name="gr15" draw:text-style-name="P96" svg:width="4.6043in" svg:height="4.376in" svg:x="1.4591in" svg:y="0.0429in"><draw:text-box><text:p text:style-name="P95"><text:span text:style-name="T180">package main</text:span></text:p><text:p text:style-name="P95"><text:span text:style-name="T180"/></text:p><text:p text:style-name="P95"><text:span text:style-name="T180">import "fmt"</text:span></text:p><text:p text:style-name="P95"><text:span text:style-name="T180"/></text:p><text:p text:style-name="P95"><text:span text:style-name="T180">func giveMeOne() int {</text:span></text:p><text:p text:style-name="P95"><text:span text:style-name="T180"><text:tab/></text:span><text:span text:style-name="T180">fmt.Println("Returning 1")</text:span></text:p><text:p text:style-name="P95"><text:span text:style-name="T180"><text:tab/></text:span><text:span text:style-name="T180">return 1</text:span></text:p><text:p text:style-name="P95"><text:span text:style-name="T180">}</text:span></text:p><text:p text:style-name="P95"><text:span text:style-name="T180"/></text:p><text:p text:style-name="P95"><text:span text:style-name="T180">func giveMeTwo() int {</text:span></text:p><text:p text:style-name="P95"><text:span text:style-name="T180"><text:tab/></text:span><text:span text:style-name="T180">fmt.Println("Returning 2")</text:span></text:p><text:p text:style-name="P95"><text:span text:style-name="T180"><text:tab/></text:span><text:span text:style-name="T180">return 2</text:span></text:p><text:p text:style-name="P95"><text:span text:style-name="T180">}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i := 1</text:span></text:p><text:p text:style-name="P95"><text:span text:style-name="T180"><text:tab/></text:span><text:span text:style-name="T180">switch i {</text:span></text:p><text:p text:style-name="P95"><text:span text:style-name="T180"><text:tab/></text:span><text:span text:style-name="T180">case giveMeOne():</text:span></text:p><text:p text:style-name="P95"><text:span text:style-name="T180"><text:tab/></text:span><text:span text:style-name="T180"><text:tab/></text:span><text:span text:style-name="T180">fmt.Println("1 :)")</text:span></text:p><text:p text:style-name="P95"><text:span text:style-name="T180"><text:tab/></text:span><text:span text:style-name="T180">case giveMeTwo():</text:span></text:p><text:p text:style-name="P95"><text:span text:style-name="T180"><text:tab/></text:span><text:span text:style-name="T180"><text:tab/></text:span><text:span text:style-name="T180">fmt.Println("2 :)")</text:span></text:p><text:p text:style-name="P95"><text:span text:style-name="T180"><text:tab/></text:span><text:span text:style-name="T180">default:</text:span></text:p><text:p text:style-name="P95"><text:span text:style-name="T180"><text:tab/></text:span><text:span text:style-name="T180"><text:tab/></text:span><text:span text:style-name="T180">fmt.Printf("Something else: %d", i)</text:span></text:p><text:p text:style-name="P95"><text:span text:style-name="T180"><text:tab/></text:span><text:span text:style-name="T180">}</text:span></text:p><text:p text:style-name="P95"><text:span text:style-name="T180">}</text:span></text:p></draw:text-box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21902322927432" text:continue-numbering="true" text:style-name="L2">
        <text:list-item>
          <text:p text:style-name="P76">Upotrebom <text:span text:style-name="T1">switch-case</text:span> konstrukcije napisati programski kod ekvivalentan datom kodu.</text:p>
        </text:list-item>
      </text:list>
      <text:p text:style-name="P22"><draw:frame text:anchor-type="paragraph" draw:z-index="19" draw:name="Shape1" draw:style-name="gr5" draw:text-style-name="P96" svg:width="4.6043in" svg:height="2.976in" svg:x="1.4591in" svg:y="0.0429in"><draw:text-box><text:p text:style-name="P95"><text:span text:style-name="T180">package main</text:span></text:p><text:p text:style-name="P95"><text:span text:style-name="T180"/></text:p><text:p text:style-name="P95"><text:span text:style-name="T180">import (</text:span></text:p><text:p text:style-name="P95"><text:span text:style-name="T180"><text:tab/></text:span><text:span text:style-name="T180">"fmt"</text:span></text:p><text:p text:style-name="P95"><text:span text:style-name="T180"><text:tab/></text:span><text:span text:style-name="T180">"time"</text:span></text:p><text:p text:style-name="P95"><text:span text:style-name="T180">)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t := time.Now()</text:span></text:p><text:p text:style-name="P95"><text:span text:style-name="T180"><text:tab/></text:span><text:span text:style-name="T180">if t.Hour() &lt; 12 {</text:span></text:p><text:p text:style-name="P95"><text:span text:style-name="T180"><text:tab/></text:span><text:span text:style-name="T180"><text:tab/></text:span><text:span text:style-name="T180">fmt.Println("Good morning!")</text:span></text:p><text:p text:style-name="P95"><text:span text:style-name="T180"><text:tab/></text:span><text:span text:style-name="T180">} else if t.Hour() &lt; 17 {</text:span></text:p><text:p text:style-name="P95"><text:span text:style-name="T180"><text:tab/></text:span><text:span text:style-name="T180"><text:tab/></text:span><text:span text:style-name="T180">fmt.Println("Good afternoon.")</text:span></text:p><text:p text:style-name="P95"><text:span text:style-name="T180"><text:tab/></text:span><text:span text:style-name="T180">} else {</text:span></text:p><text:p text:style-name="P95"><text:span text:style-name="T180"><text:tab/></text:span><text:span text:style-name="T180"><text:tab/></text:span><text:span text:style-name="T180">fmt.Println("Good evening.")</text:span></text:p><text:p text:style-name="P95"><text:span text:style-name="T180"><text:tab/></text:span><text:span text:style-name="T180">}</text:span></text:p><text:p text:style-name="P95"><text:span text:style-name="T180">}</text:span></text:p></draw:text-box></draw:frame><draw:frame text:anchor-type="paragraph" draw:z-index="18" draw:name="Shape2" draw:style-name="gr6" draw:text-style-name="P98" svg:width="0.2303in" svg:height="2.9835in" svg:x="1.1736in" svg:y="0.0429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text:p text:style-name="P97"><text:span text:style-name="T181">16</text:span></text:p><text:p text:style-name="P97"><text:span text:style-name="T181">17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21903484330007" text:continue-numbering="true" text:style-name="L2">
        <text:list-item>
          <text:p text:style-name="P55"><text:span text:style-name="T96">Koja je uloga </text:span><text:span text:style-name="T38">defer</text:span><text:span text:style-name="T96"> iskaza u programskom jeziku </text:span><text:span text:style-name="T6">Go</text:span><text:span text:style-name="T96">? Kada se određuju argumenti funkcije ispred čijeg poziva je navedena ključna reč </text:span><text:span text:style-name="T42">defer</text:span><text:span text:style-name="T96">? U kom redosledu se izvršavaju višestruki </text:span><text:span text:style-name="T38">defer</text:span><text:span text:style-name="T96"> iskazi navedeni unutar iste funkcije?</text:span></text:p>
        </text:list-item>
        <text:list-item>
          <text:p text:style-name="P77">Šta je pokazivač u programskom jeziku <text:span text:style-name="T1">Go</text:span>?</text:p>
        </text:list-item>
        <text:list-item>
          <text:p text:style-name="P77">Kako je realizovana pokazivačka aritmetika u programskom jeziku <text:span text:style-name="T1">Go</text:span>?</text:p>
        </text:list-item>
        <text:list-item>
          <text:p text:style-name="P74">Šta je derefereciranje pokazivača? Navesti primer.</text:p>
        </text:list-item>
        <text:list-item>
          <text:p text:style-name="P77">Da li je eksplicitno dereferencinje pokazivača <text:span text:style-name="T154">uvek </text:span>obavezno? Objasniti kroz nekoliko primera.</text:p>
        </text:list-item>
        <text:list-item>
          <text:p text:style-name="P77"><text:soft-page-break/>U čemu je razlika između operatora <text:span text:style-name="T58">&amp;</text:span> <text:span text:style-name="T174">i</text:span> <text:span text:style-name="T58">*</text:span> ?</text:p>
        </text:list-item>
        <text:list-item>
          <text:p text:style-name="P56"><text:span text:style-name="T98">U čemu je razlika između niza (engl. </text:span><text:span text:style-name="T7">array</text:span><text:span text:style-name="T98">) i isečka (engl. </text:span><text:span text:style-name="T7">slice</text:span><text:span text:style-name="T98">) u programskom jeziku </text:span><text:span text:style-name="T7">Go</text:span><text:span text:style-name="T98">?</text:span></text:p>
        </text:list-item>
        <text:list-item>
          <text:p text:style-name="P73">Š<text:span text:style-name="T99">ta je dužina, a šta kapacitet isečka?</text:span></text:p>
        </text:list-item>
        <text:list-item>
          <text:p text:style-name="P73">Š<text:span text:style-name="T100">ta predstavlja potporni niz nekog isečka?</text:span></text:p>
        </text:list-item>
        <text:list-item>
          <text:p text:style-name="P78">Objasniti princip rada funkcije <text:span text:style-name="T39">append</text:span>?</text:p>
        </text:list-item>
        <text:list-item>
          <text:p text:style-name="P78"><text:span text:style-name="T155">Za šta se koristi funkcija </text:span><text:span text:style-name="T39">make</text:span>?</text:p>
        </text:list-item>
        <text:list-item>
          <text:p text:style-name="P73">Šta je nulta vrednost za isečak?</text:p>
        </text:list-item>
        <text:list-item>
          <text:p text:style-name="P57"><text:span text:style-name="T95">Odrediti dužinu, kapacitet i potporni niz isečaka </text:span><text:span text:style-name="T37">s1</text:span><text:span text:style-name="T95">, </text:span><text:span text:style-name="T37">s2</text:span><text:span text:style-name="T95">, </text:span><text:span text:style-name="T36">s</text:span><text:span text:style-name="T37">3</text:span><text:span text:style-name="T95">, </text:span><text:span text:style-name="T36">s4</text:span><text:span text:style-name="T95"> i </text:span><text:span text:style-name="T36">s5</text:span><text:span text:style-name="T95"> za vreme izvršavanja funkcije </text:span><text:span text:style-name="T40">showSlices</text:span><text:span text:style-name="T95">.</text:span></text:p>
          <text:p text:style-name="P57"><draw:frame text:anchor-type="paragraph" draw:z-index="10" draw:name="Shape2" draw:style-name="gr14" draw:text-style-name="P98" svg:width="0.2303in" svg:height="3.5039in" svg:x="0.7846in" svg:y="0.0898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text:p text:style-name="P97"><text:span text:style-name="T181">16</text:span></text:p><text:p text:style-name="P97"><text:span text:style-name="T181">17</text:span></text:p><text:p text:style-name="P97"><text:span text:style-name="T181">18</text:span></text:p><text:p text:style-name="P97"><text:span text:style-name="T181">19</text:span></text:p><text:p text:style-name="P97"><text:span text:style-name="T181">20</text:span></text:p></draw:text-box></draw:frame><draw:frame text:anchor-type="paragraph" draw:z-index="11" draw:name="Shape1" draw:style-name="gr13" draw:text-style-name="P96" svg:width="4.6043in" svg:height="3.5106in" svg:x="1.0972in" svg:y="0.0827in"><draw:text-box><text:p text:style-name="P95"><text:span text:style-name="T180">package main</text:span></text:p><text:p text:style-name="P95"><text:span text:style-name="T180"/></text:p><text:p text:style-name="P95"><text:span text:style-name="T180">import (</text:span></text:p><text:p text:style-name="P95"><text:span text:style-name="T180"><text:tab/></text:span><text:span text:style-name="T180">"fmt"</text:span></text:p><text:p text:style-name="P95"><text:span text:style-name="T180">)</text:span></text:p><text:p text:style-name="P95"><text:span text:style-name="T180"/></text:p><text:p text:style-name="P95"><text:span text:style-name="T180">func showSlices(s1, s2, s3, s4, s5 []int) {</text:span></text:p><text:p text:style-name="P95"><text:span text:style-name="T180"><text:tab/></text:span><text:span text:style-name="T180">fmt.Println(s1, s2, s3, s4, s5)</text:span></text:p><text:p text:style-name="P95"><text:span text:style-name="T180">}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var a []int</text:span></text:p><text:p text:style-name="P95"><text:span text:style-name="T180"><text:tab/></text:span><text:span text:style-name="T180">var b = make([]int, 5)</text:span></text:p><text:p text:style-name="P95"><text:span text:style-name="T180"><text:tab/></text:span><text:span text:style-name="T180">var c = make([]int, 0, 5)</text:span></text:p><text:p text:style-name="P95"><text:span text:style-name="T180"><text:tab/></text:span><text:span text:style-name="T180">d := b[:2]</text:span></text:p><text:p text:style-name="P95"><text:span text:style-name="T180"><text:tab/></text:span><text:span text:style-name="T180">e := b[1:]</text:span></text:p><text:p text:style-name="P95"><text:span text:style-name="T180"><text:tab/></text:span><text:span text:style-name="T180">e[0] = 23</text:span></text:p><text:p text:style-name="P95"><text:span text:style-name="T180"><text:tab/></text:span><text:span text:style-name="T180">d = append(d, 33)</text:span></text:p><text:p text:style-name="P95"><text:span text:style-name="T180"><text:tab/></text:span><text:span text:style-name="T180">showSlices(a, b, c, d, e)</text:span></text:p><text:p text:style-name="P95"><text:span text:style-name="T180">}</text:span></text:p></draw:text-box></draw:frame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21902022274109" text:continue-numbering="true" text:style-name="L2">
        <text:list-item>
          <text:p text:style-name="P75"><text:s/>Č<text:span text:style-name="T101">emu služi znak </text:span><text:span text:style-name="T59">_</text:span><text:span text:style-name="T101"> u programskom jeziku </text:span><text:span text:style-name="T8">Go</text:span><text:span text:style-name="T101">? Navesti nekoliko primera upotrebe.</text:span></text:p>
        </text:list-item>
        <text:list-item>
          <text:p text:style-name="P68">Š<text:span text:style-name="T102">ta je nulta vrednost za mapu? </text:span></text:p>
        </text:list-item>
        <text:list-item>
          <text:p text:style-name="P68">Š<text:span text:style-name="T103">ta će biti prikazano na standardnom izlazu nakon izvršavanja sledećeg isečka koda? Zašto?</text:span></text:p>
        </text:list-item>
      </text:list>
      <text:p text:style-name="P20"><draw:frame text:anchor-type="paragraph" draw:z-index="12" draw:name="Shape2" draw:style-name="gr12" draw:text-style-name="P98" svg:width="0.2303in" svg:height="1.7642in" svg:x="1.1736in" svg:y="0.0429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/draw:text-box></draw:frame><draw:frame text:anchor-type="paragraph" draw:z-index="13" draw:name="Shape1" draw:style-name="gr11" draw:text-style-name="P96" svg:width="4.6043in" svg:height="1.7512in" svg:x="1.4591in" svg:y="0.0429in"><draw:text-box><text:p text:style-name="P95"><text:span text:style-name="T180">package main</text:span></text:p><text:p text:style-name="P95"><text:span text:style-name="T180"/></text:p><text:p text:style-name="P95"><text:span text:style-name="T180">import "fmt"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var m map[int]float64</text:span></text:p><text:p text:style-name="P95"><text:span text:style-name="T180"><text:tab/></text:span><text:span text:style-name="T180">m = make(map[int]float64)</text:span></text:p><text:p text:style-name="P95"><text:span text:style-name="T180"><text:tab/></text:span><text:span text:style-name="T180">m[1] = float64(2)</text:span></text:p><text:p text:style-name="P95"><text:span text:style-name="T180"><text:tab/></text:span><text:span text:style-name="T180">fmt.Println(m[1], m[2], m[3])</text:span></text:p><text:p text:style-name="P95"><text:span text:style-name="T180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21902350855389" text:continue-numbering="true" text:style-name="L2">
        <text:list-item>
          <text:p text:style-name="P69">D<text:span text:style-name="T104">a li su funkcije </text:span><text:span text:style-name="T9">first-class</text:span><text:span text:style-name="T104"> objekti u programskom jeziku </text:span><text:span text:style-name="T9">Go</text:span><text:span text:style-name="T104">? Objasniti.</text:span></text:p>
        </text:list-item>
        <text:list-item>
          <text:p text:style-name="P79">Da li su funkcije <text:span text:style-name="T1">first-class</text:span> objektii u programskom jeziku <text:span text:style-name="T1">C</text:span>? Objasniti.</text:p>
        </text:list-item>
        <text:list-item>
          <text:p text:style-name="P58"><text:span text:style-name="T104">Da li programski jezik </text:span><text:span text:style-name="T9">Go</text:span><text:span text:style-name="T104"> podržava leksička zatvorenja? Ukoliko podržava, potrebno je navesti nekoliko primera. Ukoliko pak ne podržava, potrebno je dati objašnjenje zbog čega.</text:span></text:p>
        </text:list-item>
        <text:list-item>
          <text:p text:style-name="P80">Kako su klase realizovane u programskom jeziku <text:span text:style-name="T1">Go</text:span>?</text:p>
        </text:list-item>
        <text:list-item>
          <text:p text:style-name="P54">Š<text:span text:style-name="T106">ta su metode u programskom jeziku </text:span><text:span text:style-name="T10">Go</text:span><text:span text:style-name="T106">? Navesti nekoliko primera.</text:span></text:p>
        </text:list-item>
        <text:list-item>
          <text:p text:style-name="P70">N<text:span text:style-name="T106">ad kojim tipovima je moguće definisati metode?</text:span></text:p>
        </text:list-item>
        <text:list-item>
          <text:p text:style-name="P81"><text:soft-page-break/>Koja su dva najbitnija razloga za upotrebu pokazivačkih prijemnika (engl. <text:span text:style-name="T1">pointer receiver</text:span><text:span text:style-name="T20">s</text:span>) u odnosu na vrednosne prijemnike (engl. <text:span text:style-name="T1">value receiver</text:span><text:span text:style-name="T20">s</text:span>)?</text:p>
        </text:list-item>
        <text:list-item>
          <text:p text:style-name="P81">Š<text:span text:style-name="T107">ta će biti prikazano na standardnom izlazu nakon izvršavanja sledećeg isečka koda? Zašto?</text:span></text:p>
        </text:list-item>
      </text:list>
      <text:p text:style-name="P20"><draw:frame text:anchor-type="paragraph" draw:z-index="14" draw:name="Shape2" draw:style-name="gr10" draw:text-style-name="P98" svg:width="0.2303in" svg:height="3.5012in" svg:x="1.1736in" svg:y="0.0429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text:p text:style-name="P97"><text:span text:style-name="T181">16</text:span></text:p><text:p text:style-name="P97"><text:span text:style-name="T181">17</text:span></text:p><text:p text:style-name="P97"><text:span text:style-name="T181">18</text:span></text:p><text:p text:style-name="P97"><text:span text:style-name="T181">19</text:span></text:p><text:p text:style-name="P97"><text:span text:style-name="T181">20</text:span></text:p></draw:text-box></draw:frame><draw:frame text:anchor-type="paragraph" draw:z-index="15" draw:name="Shape1" draw:style-name="gr9" draw:text-style-name="P96" svg:width="4.6043in" svg:height="3.5012in" svg:x="1.4591in" svg:y="0.0429in"><draw:text-box><text:p text:style-name="P95"><text:span text:style-name="T180">package main</text:span></text:p><text:p text:style-name="P95"><text:span text:style-name="T180"/></text:p><text:p text:style-name="P95"><text:span text:style-name="T180">import "fmt"</text:span></text:p><text:p text:style-name="P95"><text:span text:style-name="T180"/></text:p><text:p text:style-name="P95"><text:span text:style-name="T180">type MyInt int</text:span></text:p><text:p text:style-name="P95"><text:span text:style-name="T180"/></text:p><text:p text:style-name="P95"><text:span text:style-name="T180">func ShowMe(num MyInt) {</text:span></text:p><text:p text:style-name="P95"><text:span text:style-name="T180"><text:tab/></text:span><text:span text:style-name="T180">fmt.Println(num)</text:span></text:p><text:p text:style-name="P95"><text:span text:style-name="T180">}</text:span></text:p><text:p text:style-name="P95"><text:span text:style-name="T180"/></text:p><text:p text:style-name="P95"><text:span text:style-name="T180">func (num MyInt) ShowMe() {</text:span></text:p><text:p text:style-name="P95"><text:span text:style-name="T180"><text:tab/></text:span><text:span text:style-name="T180">fmt.Println(num)</text:span></text:p><text:p text:style-name="P95"><text:span text:style-name="T180">}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val := MyInt(33)</text:span></text:p><text:p text:style-name="P95"><text:span text:style-name="T180"><text:tab/></text:span><text:span text:style-name="T180">ptr := &amp;val</text:span></text:p><text:p text:style-name="P95"><text:span text:style-name="T180"><text:tab/></text:span><text:span text:style-name="T180">ptr.ShowMe()</text:span></text:p><text:p text:style-name="P95"><text:span text:style-name="T180"><text:tab/></text:span><text:span text:style-name="T180">ShowMe(ptr)</text:span></text:p><text:p text:style-name="P95"><text:span text:style-name="T180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21901854973293" text:continue-numbering="true" text:style-name="L2">
        <text:list-item>
          <text:p text:style-name="P68">Š<text:span text:style-name="T107">ta je interfejs u programskom jeziku </text:span><text:span text:style-name="T11">Go</text:span><text:span text:style-name="T107">? Navesti nekoliko primera.</text:span></text:p>
        </text:list-item>
        <text:list-item>
          <text:p text:style-name="P82">Da li se interfejs implementira implicitno ili eksplicitno? Objasniti.</text:p>
        </text:list-item>
        <text:list-item>
          <text:p text:style-name="P83">Da li će sledeći isečak koda izazvati grešku, zašto?</text:p>
        </text:list-item>
      </text:list>
      <text:p text:style-name="P23"><draw:frame text:anchor-type="paragraph" draw:z-index="16" draw:name="Shape2" draw:style-name="gr8" draw:text-style-name="P98" svg:width="0.2303in" svg:height="3.6953in" svg:x="1.111in" svg:y="0.0173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text:p text:style-name="P97"><text:span text:style-name="T181">16</text:span></text:p><text:p text:style-name="P97"><text:span text:style-name="T181">17</text:span></text:p><text:p text:style-name="P97"><text:span text:style-name="T181">18</text:span></text:p><text:p text:style-name="P97"><text:span text:style-name="T181">19</text:span></text:p><text:p text:style-name="P97"><text:span text:style-name="T181">20</text:span></text:p><text:p text:style-name="P97"><text:span text:style-name="T181">21</text:span></text:p></draw:text-box></draw:frame><draw:frame text:anchor-type="paragraph" draw:z-index="17" draw:name="Shape1" draw:style-name="gr7" draw:text-style-name="P96" svg:width="4.6043in" svg:height="3.676in" svg:x="1.3965in" svg:y="0.0307in"><draw:text-box><text:p text:style-name="P95"><text:span text:style-name="T180">package main</text:span></text:p><text:p text:style-name="P95"><text:span text:style-name="T180"/></text:p><text:p text:style-name="P95"><text:span text:style-name="T180">import "fmt"</text:span></text:p><text:p text:style-name="P95"><text:span text:style-name="T180"/></text:p><text:p text:style-name="P95"><text:span text:style-name="T180">type I interface {</text:span></text:p><text:p text:style-name="P95"><text:span text:style-name="T180"><text:tab/></text:span><text:span text:style-name="T180">M()</text:span></text:p><text:p text:style-name="P95"><text:span text:style-name="T180">}</text:span></text:p><text:p text:style-name="P95"><text:span text:style-name="T180"/></text:p><text:p text:style-name="P95"><text:span text:style-name="T180">type T struct {</text:span></text:p><text:p text:style-name="P95"><text:span text:style-name="T180"><text:tab/></text:span><text:span text:style-name="T180">S string</text:span></text:p><text:p text:style-name="P95"><text:span text:style-name="T180">}</text:span></text:p><text:p text:style-name="P95"><text:span text:style-name="T180"/></text:p><text:p text:style-name="P95"><text:span text:style-name="T180">func (t T) M() {</text:span></text:p><text:p text:style-name="P95"><text:span text:style-name="T180"><text:tab/></text:span><text:span text:style-name="T180">fmt.Println(t.S)</text:span></text:p><text:p text:style-name="P95"><text:span text:style-name="T180">}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t := T{"hello"}</text:span></text:p><text:p text:style-name="P95"><text:span text:style-name="T180"><text:tab/></text:span><text:span text:style-name="T180">var i I = &amp;t</text:span></text:p><text:p text:style-name="P95"><text:span text:style-name="T180"><text:tab/></text:span><text:span text:style-name="T180">i.M()</text:span></text:p><text:p text:style-name="P95"><text:span text:style-name="T180">}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21903437109133" text:continue-numbering="true" text:style-name="L2">
        <text:list-item>
          <text:p text:style-name="P84">Š<text:span text:style-name="T108">ta je interfejs vrednosti (engl. </text:span><text:span text:style-name="T12">interface values</text:span><text:span text:style-name="T108">)?</text:span></text:p>
        </text:list-item>
        <text:list-item>
          <text:p text:style-name="P84">Š<text:span text:style-name="T109">ta je </text:span><text:span text:style-name="T13">nil</text:span><text:span text:style-name="T109"> interfejs </text:span><text:span text:style-name="T179">vrednost</text:span><text:span text:style-name="T109">?</text:span></text:p>
        </text:list-item>
        <text:list-item>
          <text:p text:style-name="P59"><text:span text:style-name="T109">Da li </text:span><text:span text:style-name="T26">prijemnik metode može i</text:span><text:span text:style-name="T33">mati</text:span><text:span text:style-name="T26"> </text:span><text:span text:style-name="T43">nil</text:span><text:span text:style-name="T26"> vrednost</text:span><text:span text:style-name="T109">? Da li </text:span><text:span text:style-name="T13">nil</text:span><text:span text:style-name="T109"> interfejs </text:span><text:span text:style-name="T179">vrednost</text:span><text:span text:style-name="T109"> može biti prijemnik metode? Oba odgovora obrazložiti i potkrepiti odgovarajućim primerima.</text:span></text:p>
        </text:list-item>
        <text:list-item>
          <text:p text:style-name="P85"><text:soft-page-break/>Š<text:span text:style-name="T110">ta je prazan interfejs (engl. </text:span><text:span text:style-name="T14">empty interface</text:span><text:span text:style-name="T110">) i za šta se najčešće koristi?</text:span></text:p>
        </text:list-item>
        <text:list-item>
          <text:p text:style-name="P86">Pronaći <text:span text:style-name="T156">i</text:span> ispraviti grešku u dolenavedenom isečku koda.</text:p>
        </text:list-item>
      </text:list>
      <text:p text:style-name="P24"><draw:frame text:anchor-type="paragraph" draw:z-index="21" draw:name="Shape1" draw:style-name="gr3" draw:text-style-name="P96" svg:width="4.6043in" svg:height="2.626in" svg:x="1.3965in" svg:y="0.0437in"><draw:text-box><text:p text:style-name="P95"><text:span text:style-name="T180">package main</text:span></text:p><text:p text:style-name="P95"><text:span text:style-name="T180"/></text:p><text:p text:style-name="P95"><text:span text:style-name="T180">import "fmt"</text:span></text:p><text:p text:style-name="P95"><text:span text:style-name="T180"/></text:p><text:p text:style-name="P95"><text:span text:style-name="T180">func main() {</text:span></text:p><text:p text:style-name="P95"><text:span text:style-name="T180"><text:tab/></text:span><text:span text:style-name="T180">var i interface{} = "hello"</text:span></text:p><text:p text:style-name="P95"><text:span text:style-name="T180"><text:tab/></text:span><text:span text:style-name="T180">s := i.(string)</text:span></text:p><text:p text:style-name="P95"><text:span text:style-name="T180"><text:tab/></text:span><text:span text:style-name="T180">fmt.Println(s)</text:span></text:p><text:p text:style-name="P95"><text:span text:style-name="T180"><text:tab/></text:span><text:span text:style-name="T180">s, ok := i.(string)</text:span></text:p><text:p text:style-name="P95"><text:span text:style-name="T180"><text:tab/></text:span><text:span text:style-name="T180">fmt.Println(s, ok)</text:span></text:p><text:p text:style-name="P95"><text:span text:style-name="T180"><text:tab/></text:span><text:span text:style-name="T180">f, ok := i.(float64)</text:span></text:p><text:p text:style-name="P95"><text:span text:style-name="T180"><text:tab/></text:span><text:span text:style-name="T180">fmt.Println(f, ok)</text:span></text:p><text:p text:style-name="P95"><text:span text:style-name="T180"><text:tab/></text:span><text:span text:style-name="T180">f = i.(float64)</text:span></text:p><text:p text:style-name="P95"><text:span text:style-name="T180"><text:tab/></text:span><text:span text:style-name="T180">fmt.Println(f)</text:span></text:p><text:p text:style-name="P95"><text:span text:style-name="T180">}</text:span></text:p></draw:text-box></draw:frame><draw:frame text:anchor-type="paragraph" draw:z-index="20" draw:name="Shape2" draw:style-name="gr4" draw:text-style-name="P98" svg:width="0.2303in" svg:height="2.626in" svg:x="1.111in" svg:y="0.0307in"><draw:text-box><text:p text:style-name="P97"><text:span text:style-name="T181">1</text:span></text:p><text:p text:style-name="P97"><text:span text:style-name="T181">2</text:span></text:p><text:p text:style-name="P97"><text:span text:style-name="T181">3</text:span></text:p><text:p text:style-name="P97"><text:span text:style-name="T181">4</text:span></text:p><text:p text:style-name="P97"><text:span text:style-name="T181">5</text:span></text:p><text:p text:style-name="P97"><text:span text:style-name="T181">6</text:span></text:p><text:p text:style-name="P97"><text:span text:style-name="T181">7</text:span></text:p><text:p text:style-name="P97"><text:span text:style-name="T181">8</text:span></text:p><text:p text:style-name="P97"><text:span text:style-name="T181">9</text:span></text:p><text:p text:style-name="P97"><text:span text:style-name="T181">10</text:span></text:p><text:p text:style-name="P97"><text:span text:style-name="T181">11</text:span></text:p><text:p text:style-name="P97"><text:span text:style-name="T181">12</text:span></text:p><text:p text:style-name="P97"><text:span text:style-name="T181">13</text:span></text:p><text:p text:style-name="P97"><text:span text:style-name="T181">14</text:span></text:p><text:p text:style-name="P97"><text:span text:style-name="T181">15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21903780282468" text:continue-numbering="true" text:style-name="L2">
        <text:list-item>
          <text:p text:style-name="P87">Š<text:span text:style-name="T111">ta je </text:span><text:span text:style-name="T44">Stringer</text:span><text:span text:style-name="T111"> interface i čemu služi? Navesti nekoliko primera njegove upotrebe.</text:span></text:p>
        </text:list-item>
        <text:list-item>
          <text:p text:style-name="P88">K<text:span text:style-name="T112">ako su realizovani izuzeci u programskom jeziku </text:span><text:span text:style-name="T15">Go</text:span><text:span text:style-name="T112">?</text:span></text:p>
        </text:list-item>
        <text:list-item>
          <text:p text:style-name="P88">Na koji način funkcija može prijaviti da se tokom njenog izvršavanja desila greška? Navesti nekoliko primera.</text:p>
        </text:list-item>
        <text:list-item>
          <text:p text:style-name="P89">Š<text:span text:style-name="T175">ta je tok (engl. </text:span><text:span text:style-name="T24">stream</text:span><text:span text:style-name="T175">) podataka?</text:span></text:p>
        </text:list-item>
        <text:list-item>
          <text:p text:style-name="P90">N<text:span text:style-name="T113">a koji način je moguće iščitati sadržaj tekstualne datoteke? Koji interfejs se tom prilikom koristi?</text:span></text:p>
        </text:list-item>
        <text:list-item>
          <text:p text:style-name="P91">Na koje načine se prosleđuju argumenti prilikom poziva funkcije <text:span text:style-name="T157">u programskom jeziku </text:span><text:span text:style-name="T21">Go</text:span>?</text:p>
        </text:list-item>
        <text:list-item>
          <text:p text:style-name="P60"><text:span text:style-name="T114">Šta je </text:span><text:span text:style-name="T16">Go</text:span><text:span text:style-name="T114"> rutina (engl. </text:span><text:span text:style-name="T16">goroutine</text:span><text:span text:style-name="T27">)?</text:span></text:p>
        </text:list-item>
        <text:list-item>
          <text:p text:style-name="P92">Na koje sve načine je moguće izvršiti sinhronizaciju <text:span text:style-name="T1">Go</text:span> rutina?</text:p>
        </text:list-item>
        <text:list-item>
          <text:p text:style-name="P87">Š<text:span text:style-name="T115">ta su i čemu služe kanali u programskom jeziku </text:span><text:span text:style-name="T17">Go</text:span><text:span text:style-name="T115">?</text:span></text:p>
        </text:list-item>
        <text:list-item>
          <text:p text:style-name="P87">Š<text:span text:style-name="T115">ta su baferovani kanali i kako se kreiraju?</text:span></text:p>
        </text:list-item>
        <text:list-item>
          <text:p text:style-name="P92">Da li je obavezno zatvaranje kanala? A tokova?</text:p>
        </text:list-item>
        <text:list-item>
          <text:p text:style-name="P92">Kada se najčešće zatvaraju kanali?</text:p>
        </text:list-item>
        <text:list-item>
          <text:p text:style-name="P92">Na koje načine se može obezbediti ekskluzivan pristup nekom<text:span text:style-name="T169"> </text:span>resursu?</text:p>
          <text:p text:style-name="P93"/>
        </text:list-item>
      </text:list>
      <text:p text:style-name="P18"><text:tab/></text:p>
      <text:p text:style-name="P25"/>
      <text:list xml:id="list221903495981713" text:continue-numbering="true" text:style-name="L2">
        <text:list-header>
          <text:p text:style-name="P94">Praktični zadaci</text:p>
        </text:list-header>
        <text:list-item>
          <text:p text:style-name="P71">Navesti primer beskonacne petlje u programskom jeziku <text:span text:style-name="T1">Go</text:span>.</text:p>
        </text:list-item>
        <text:list-item>
          <text:p text:style-name="P36"><text:bookmark-start text:name="__RefNumPara__1547_1224739931"/><text:span text:style-name="T126">Implementirati funkciju </text:span><text:span text:style-name="T48">Sqrt</text:span><text:span text:style-name="T121"> </text:span><text:span text:style-name="T126">čiji je zadatak da primenom Njutn-Rapsonove</text:span><text:span text:style-name="T126"><text:note text:id="ftn4" text:note-class="footnote"><text:note-citation>4</text:note-citation><text:note-body><text:p text:style-name="Footnote"><text:a xlink:type="simple" xlink:href="https://en.wikipedia.org/wiki/Newton%27s_method" text:style-name="Internet_20_link" text:visited-style-name="Visited_20_Internet_20_Link">https://en.wikipedia.org/wiki/Newton%27s_method</text:a></text:p></text:note-body></text:note></text:span><text:span text:style-name="T126"> metode izračuna vrednost kvadratnog korena realnog broja, koji prethodno pomenuta funkcija prima kao jedini parametar. Testirati implementaciju </text:span><text:span text:style-name="T48">Sqrt</text:span><text:span text:style-name="T126"> funkcije i proveriti kolika su odstupanja</text:span><text:span text:style-name="T126"><text:note text:id="ftn5" text:note-class="footnote"><text:note-citation>5</text:note-citation><text:note-body><text:p text:style-name="P2"><text:span text:style-name="T97">Možete isprobati </text:span><text:span text:style-name="T82">odstupanja</text:span><text:span text:style-name="T97"> za prvih </text:span><text:span text:style-name="T82">1000000</text:span><text:span text:style-name="T97"> prirodnih brojeva.</text:span></text:p></text:note-body></text:note></text:span><text:span text:style-name="T126"> njenih rezultata od rezultata funkcije </text:span><text:span text:style-name="T48">math.Sqrt</text:span><text:span text:style-name="T121"><text:note text:id="ftn6" text:note-class="footnote"><text:note-citation>6</text:note-citation><text:note-body><text:p text:style-name="Footnote"><text:a xlink:type="simple" xlink:href="https://golang.org/pkg/math/#Sqrt" text:style-name="Internet_20_link" text:visited-style-name="Visited_20_Internet_20_Link">https://golang.org/pkg/math/#Sqrt</text:a></text:p></text:note-body></text:note></text:span><text:span text:style-name="T126">. Dodatne smernice za implementaciju i testiranje možete pronaći na sledećem </text:span><text:a xlink:type="simple" xlink:href="https://tour.golang.org/flowcontrol/8" text:style-name="Internet_20_link" text:visited-style-name="Visited_20_Internet_20_Link"><text:span text:style-name="T126">linku</text:span></text:a><text:span text:style-name="T126">.</text:span><text:bookmark-end text:name="__RefNumPara__1547_1224739931"/></text:p>
        </text:list-item>
        <text:list-item>
          <text:p text:style-name="P37"><text:span text:style-name="T124">Implementirati funkciju </text:span><text:span text:style-name="T47">WordCount</text:span><text:span text:style-name="T124">, koja kao parametar prima jedan string. Njen zadatak je da u prethodno pomenutom stringu izdvoji sve reči </text:span><text:span text:style-name="T127">i</text:span><text:span text:style-name="T124"> prebroji koliko puta se svaka od njih </text:span><text:span text:style-name="T127">pojavljuje</text:span><text:span text:style-name="T124">. Povratna vrednost </text:span><text:span text:style-name="T127">funkcije</text:span><text:span text:style-name="T124"> </text:span><text:span text:style-name="T47">WordCount</text:span><text:span text:style-name="T124"> treba da bude mapa čiji parovi imaju sledeći oblik “</text:span><text:span text:style-name="T47">reč : broj_pojavljivanja_reči</text:span><text:span text:style-name="T124">”. </text:span><text:span text:style-name="T127">Ovako implementiranu funkciju testirati na nekoliko primera. Dodatne smernice za implementaciju i testiranje možete pronaći na sledećem </text:span><text:a xlink:type="simple" xlink:href="https://tour.golang.org/moretypes/23" text:style-name="Internet_20_link" text:visited-style-name="Visited_20_Internet_20_Link"><text:span text:style-name="T127">linku</text:span></text:a><text:span text:style-name="T127">.</text:span></text:p>
        </text:list-item>
        <text:list-item>
          <text:p text:style-name="P38"><text:span text:style-name="T128">Implementirati funkciju </text:span><text:span text:style-name="T49">fibonacci</text:span><text:span text:style-name="T134"> č</text:span><text:span text:style-name="T135">ija je povratna vrednost druga (unutrašnja) funkcija</text:span><text:span text:style-name="T134">. </text:span><text:span text:style-name="T135">Zadatak ove unutrašnje funkcije je da pri svakom pozivu</text:span><text:span text:style-name="T135"><text:note text:id="ftn7" text:note-class="footnote"><text:note-citation>7</text:note-citation><text:note-body><text:p text:style-name="P5">Pri prvom pozivu vraća broj 0, pri drugom pozivu broj 1, itd.</text:p></text:note-body></text:note></text:span><text:span text:style-name="T135"> vrati odgovarajući element niza </text:span><text:span text:style-name="T134"><text:s/>Fibonačijevih brojeva</text:span><text:span text:style-name="T134"><text:note text:id="ftn8" text:note-class="footnote"><text:note-citation>8</text:note-citation><text:note-body><text:p text:style-name="Footnote"><text:a xlink:type="simple" xlink:href="https://en.wikipedia.org/wiki/Fibonacci_number" text:style-name="Internet_20_link" text:visited-style-name="Visited_20_Internet_20_Link">https://en.wikipedia.org/wiki/Fibonacci_number</text:a></text:p></text:note-body></text:note></text:span><text:span text:style-name="T134">, </text:span><text:span text:style-name="T135">počevši od 0</text:span><text:span text:style-name="T135"><text:note text:id="ftn9" text:note-class="footnote"><text:note-citation>9</text:note-citation><text:note-body><text:p text:style-name="P9">U <text:span text:style-name="T89">p</text:span><text:span text:style-name="T90">ojedinoj literaturi</text:span><text:span text:style-name="T170"> se kao prvi</text:span> Fibonačijev broj <text:span text:style-name="T88">n</text:span><text:span text:style-name="T90">avodi</text:span> <text:span text:style-name="T88">b</text:span><text:span text:style-name="T90">roj</text:span> 1.</text:p></text:note-body></text:note></text:span><text:span text:style-name="T135">.</text:span><text:span text:style-name="T134"> </text:span><text:span text:style-name="T136">Dodatne smernice za implementaciju možete pronaći na sledećem </text:span><text:a xlink:type="simple" xlink:href="https://tour.golang.org/moretypes/26" text:style-name="Internet_20_link" text:visited-style-name="Visited_20_Internet_20_Link"><text:span text:style-name="T136">linku</text:span></text:a><text:span text:style-name="T136">.</text:span></text:p>
        </text:list-item>
        <text:list-item>
          <text:p text:style-name="P39"><text:span text:style-name="T137">Kreirati tip </text:span><text:span text:style-name="T50">IPAddr</text:span><text:span text:style-name="T137"> tako da predstavlja IPv4</text:span><text:span text:style-name="T137"><text:note text:id="ftn10" text:note-class="footnote"><text:note-citation>10</text:note-citation><text:note-body><text:p text:style-name="Footnote"><text:a xlink:type="simple" xlink:href="https://en.wikipedia.org/wiki/IPv4" text:style-name="Internet_20_link" text:visited-style-name="Visited_20_Internet_20_Link">https://en.wikipedia.org/wiki/IPv4</text:a></text:p></text:note-body></text:note></text:span><text:span text:style-name="T137"> adresu. Prilikom poziva funkcije </text:span><text:span text:style-name="T50">fmt.Print</text:span><text:span text:style-name="T137"> </text:span><text:span text:style-name="T138">sa argumentom </text:span><text:span text:style-name="T50">IPAddr{192, 168, 0, 1}</text:span><text:span text:style-name="T137">, na standardnom izlazu bi trebalo da <text:s/>se prikaže sledeći ispis </text:span><text:span text:style-name="T50">192.168.0.1</text:span><text:span text:style-name="T137"> . </text:span><text:span text:style-name="T136">Dodatne smernice za implementaciju možete pronaći na sledećem </text:span><text:a xlink:type="simple" xlink:href="https://tour.golang.org/methods/18" text:style-name="Internet_20_link" text:visited-style-name="Visited_20_Internet_20_Link"><text:span text:style-name="T137">linku</text:span></text:a><text:span text:style-name="T136">.</text:span></text:p>
        </text:list-item>
        <text:list-item>
          <text:p text:style-name="P40"><text:span text:style-name="T136">F</text:span><text:span text:style-name="T138">unkciju </text:span><text:span text:style-name="T51">Sqrt</text:span><text:span text:style-name="T138"> iz zadatka </text:span><text:span text:style-name="T139"><text:bookmark-ref text:reference-format="number" text:ref-name="__RefNumPara__1547_1224739931">79</text:bookmark-ref></text:span><text:span text:style-name="T139">.</text:span><text:span text:style-name="T138"> potrebno je proširiti tako da prijavi grešku ukoliko joj se kao argument prilikom poziva prosledi negativan broj. Greška treba da sadrži neodgovarajuću vrednost argumenta </text:span><text:span text:style-name="T140">koji ju je izazvao</text:span><text:span text:style-name="T138">. </text:span><text:span text:style-name="T136">Dodatne smernice za implementaciju možete pronaći na sledećem </text:span><text:a xlink:type="simple" xlink:href="https://tour.golang.org/methods/20" text:style-name="Internet_20_link" text:visited-style-name="Visited_20_Internet_20_Link"><text:span text:style-name="T137">linku</text:span></text:a><text:span text:style-name="T136">.</text:span></text:p>
        </text:list-item>
        <text:list-item>
          <text:p text:style-name="P41"><text:span text:style-name="T136">I</text:span><text:span text:style-name="T141">mplementirati </text:span><text:span text:style-name="T142">novi tip podatka koji z</text:span><text:span text:style-name="T141">adovljava</text:span><text:span text:style-name="T142"> </text:span><text:span text:style-name="T52">Reader</text:span><text:span text:style-name="T142"> interfejs </text:span><text:span text:style-name="T143">i</text:span><text:span text:style-name="T142"> čiji je zadatak da emituje beskonačan tok </text:span><text:span text:style-name="T52">ASCII</text:span><text:span text:style-name="T142"> karaktera </text:span><text:span text:style-name="T52">’A’</text:span><text:span text:style-name="T142">. </text:span><text:span text:style-name="T136">Dodatne smernice za implementaciju možete pronaći na sledećem </text:span><text:a xlink:type="simple" xlink:href="https://tour.golang.org/methods/22" text:style-name="Internet_20_link" text:visited-style-name="Visited_20_Internet_20_Link"><text:span text:style-name="T137">linku</text:span></text:a><text:span text:style-name="T136">.</text:span></text:p>
        </text:list-item>
        <text:list-item>
          <text:p text:style-name="P42"><text:span text:style-name="T136">K</text:span><text:span text:style-name="T141">reirati tip podatka </text:span><text:span text:style-name="T53">rot13Reader</text:span><text:span text:style-name="T141"> koji zadvoljava </text:span><text:span text:style-name="T53">Reader</text:span><text:span text:style-name="T141"> interfejs. </text:span><text:span text:style-name="T144">Zadatak tipa </text:span><text:span text:style-name="T53">rot13Reader</text:span><text:span text:style-name="T141"> </text:span><text:span text:style-name="T144">je da </text:span><text:span text:style-name="T141">čita podatke iz nekog toka </text:span><text:span text:style-name="T145">i </text:span><text:span text:style-name="T141">modifikuje ih primenom</text:span><text:span text:style-name="T141"><text:note text:id="ftn11" text:note-class="footnote"><text:note-citation>11</text:note-citation><text:note-body><text:p text:style-name="P6"><text:span text:style-name="T158">Cezarovu šifru zamene treba primeniti samo </text:span><text:span text:style-name="T84">n</text:span><text:span text:style-name="T85">a</text:span><text:span text:style-name="T158"> mal</text:span><text:span text:style-name="T84">a</text:span><text:span text:style-name="T158"> i velik</text:span><text:span text:style-name="T84">a</text:span><text:span text:style-name="T158"> slov</text:span><text:span text:style-name="T84">a</text:span><text:span text:style-name="T158"> engleskom alfabeta.</text:span></text:p></text:note-body></text:note></text:span><text:span text:style-name="T141"> C</text:span><text:span text:style-name="T144">ezarove šifre zamena</text:span><text:span text:style-name="T144"><text:note text:id="ftn12" text:note-class="footnote"><text:note-citation>12</text:note-citation><text:note-body><text:p text:style-name="Footnote"><text:a xlink:type="simple" xlink:href="https://en.wikipedia.org/wiki/ROT13" text:style-name="Internet_20_link" text:visited-style-name="Visited_20_Internet_20_Link">https://en.wikipedia.org/wiki/ROT13</text:a></text:p></text:note-body></text:note></text:span><text:span text:style-name="T141">. </text:span><text:span text:style-name="T136">Dodatne smernice za implementaciju možete pronaći na sledećem </text:span><text:a xlink:type="simple" xlink:href="https://tour.golang.org/methods/23" text:style-name="Internet_20_link" text:visited-style-name="Visited_20_Internet_20_Link"><text:span text:style-name="T137">linku</text:span></text:a><text:span text:style-name="T136">.</text:span></text:p>
        </text:list-item>
        <text:list-item>
          <text:p text:style-name="P42"><text:soft-page-break/><text:span text:style-name="T136">U</text:span><text:span text:style-name="T146">potrebom </text:span><text:span text:style-name="T122">Go</text:span><text:span text:style-name="T146"> rutina, implementirati </text:span><text:span text:style-name="T54">Same</text:span><text:span text:style-name="T146"> funkciji čiji je zadatak da proveri da li su dva sortirana binarna stabla</text:span><text:span text:style-name="T146"><text:note text:id="ftn13" text:note-class="footnote"><text:note-citation>13</text:note-citation><text:note-body><text:p text:style-name="P3"><text:span text:style-name="T91">V</text:span><text:span text:style-name="T172">rednost sadržana u </text:span><text:span text:style-name="T93">n</text:span><text:span text:style-name="T94">ekom</text:span><text:span text:style-name="T172"> čvoru sortiranog binarnog stabla je veća od svih vrednosti sadržanih u levom podstablu tog čvora, a manja od svih vrednosti sadržanih u desnom podstablu </text:span><text:span text:style-name="T83">prethodno pomenutog </text:span><text:span text:style-name="T116">čvora. Pretpostavka je da su sve vrednosti sadržane u čvorovima </text:span><text:span text:style-name="T83">j</text:span><text:span text:style-name="T92">ednog binarnog stabla</text:span><text:span text:style-name="T116"> različite.</text:span></text:p></text:note-body></text:note></text:span><text:span text:style-name="T146"> ekvivalentna. </text:span><text:span text:style-name="T136">Dodatne smernice za implementaciju možete pronaći na sledećem </text:span><text:a xlink:type="simple" xlink:href="https://tour.golang.org/concurrency/7" text:style-name="Internet_20_link" text:visited-style-name="Visited_20_Internet_20_Link"><text:span text:style-name="T137">linku</text:span></text:a><text:span text:style-name="T136">.</text:span></text:p>
        </text:list-item>
        <text:list-item>
          <text:p text:style-name="P43"><text:span text:style-name="T136">U</text:span><text:span text:style-name="T147">potrebom </text:span><text:span text:style-name="T123">Go</text:span><text:span text:style-name="T147"> rutina, i</text:span><text:span text:style-name="T148">mplementirati</text:span><text:span text:style-name="T147"> jednostavan veb-</text:span><text:span text:style-name="T123">crawler</text:span><text:span text:style-name="T147"> koji polazeći od zadate veb-stranice rekurzivno obilazi sve susedne stranice</text:span><text:span text:style-name="T147"><text:note text:id="ftn14" text:note-class="footnote"><text:note-citation>14</text:note-citation><text:note-body><text:p text:style-name="P10">Stranice A i B su direktni susedi ukoliko u bar jednoj od njih postoji link ka onoj drugoj.</text:p></text:note-body></text:note></text:span><text:span text:style-name="T147">, vodeći računa da svaku stranicu o</text:span><text:span text:style-name="T149">biđe</text:span><text:span text:style-name="T147"> tačno jednom. <text:s/></text:span><text:span text:style-name="T136">Dodatne smernice za implementaciju možete pronaći na sledećem </text:span><text:a xlink:type="simple" xlink:href="https://tour.golang.org/concurrency/10" text:style-name="Internet_20_link" text:visited-style-name="Visited_20_Internet_20_Link"><text:span text:style-name="T137">linku</text:span></text:a><text:span text:style-name="T136">.</text:span></text:p>
        </text:list-item>
        <text:list-item>
          <text:p text:style-name="P61"><text:span text:style-name="T25">G</text:span><text:span text:style-name="T28">enerisati dinamički niz sa bar 10000 slučajno odabranih b</text:span><text:span text:style-name="T29">rojeva</text:span><text:span text:style-name="T28"> iz intervala </text:span><text:span text:style-name="T41">[0, 255]</text:span><text:span text:style-name="T28">. Implementirati funkcije </text:span><text:span text:style-name="T41">zbir</text:span><text:span text:style-name="T28"> i </text:span><text:span text:style-name="T41">zbirParalelno</text:span><text:span text:style-name="T28"> koje treba da odrede zbir </text:span><text:span text:style-name="T30">brojeva </text:span><text:span text:style-name="T28">prethodno pomenuto</text:span><text:span text:style-name="T30">g</text:span><text:span text:style-name="T28"> n</text:span><text:span text:style-name="T30">iza</text:span><text:span text:style-name="T28"> sekvencijalno, odnosno paralelno</text:span><text:span text:style-name="T28"><text:note text:id="ftn15" text:note-class="footnote"><text:note-citation>15</text:note-citation><text:note-body><text:p text:style-name="P4">Pretpostavka je da će se programski kod izvršavati na višejezgarnom proceso<text:span text:style-name="T159">r</text:span>u.</text:p></text:note-body></text:note></text:span><text:span text:style-name="T28"> upotrebom </text:span><text:span text:style-name="T18">Go</text:span><text:span text:style-name="T28"> rutina. Odraditi eksperimente jakog </text:span><text:span text:style-name="T31">i</text:span><text:span text:style-name="T28"> slabog skaliranja funkcije </text:span><text:span text:style-name="T41">zbirParalelno</text:span><text:span text:style-name="T28">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/>
    <style:font-face style:name="Bitstream Vera Sans Mono1" svg:font-family="'Bitstream Vera Sans Mono'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Noto Serif CJK SC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Droid Sans Devanagari2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6T20:56:12.592785416</meta:creation-date>
    <dc:date>2022-05-04T22:19:01.406809128</dc:date>
    <meta:editing-duration>P1DT3H34M13S</meta:editing-duration>
    <meta:editing-cycles>621</meta:editing-cycles>
    <meta:generator>LibreOffice/7.3.2.2$Linux_X86_64 LibreOffice_project/30$Build-2</meta:generator>
    <meta:document-statistic meta:table-count="0" meta:image-count="0" meta:object-count="0" meta:page-count="9" meta:paragraph-count="120" meta:word-count="1624" meta:character-count="10788" meta:non-whitespace-character-count="9363"/>
  </office:meta>
</office:document-meta>
</file>